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65cm"/>
    </style:style>
    <style:style style:name="co4" style:family="table-column">
      <style:table-column-properties fo:break-before="auto" style:column-width="2.42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2.087cm"/>
    </style:style>
    <style:style style:name="co7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ackground-color="#ffffff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15" style:family="table-cell" style:parent-style-name="Default" style:data-style-name="N123">
      <style:table-cell-properties fo:border-bottom="0.74pt solid #000000" fo:border-left="none" fo:border-right="none" fo:border-top="none"/>
    </style:style>
    <style:style style:name="ce16" style:family="table-cell" style:parent-style-name="Default" style:data-style-name="N2">
      <style:table-cell-properties fo:border-bottom="none" fo:border-left="none" fo:border-right="none" fo:border-top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000000" draw:fill="none" draw:fill-color="#ffffff" fo:min-height="5.78cm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57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CSTR - Com defeito" table:style-name="ta1">
        <table:shapes>
          <draw:frame draw:z-index="0" draw:style-name="gr1" draw:text-style-name="P1" svg:width="10.124cm" svg:height="8.993cm" svg:x="14.602cm" svg:y="0.677cm">
            <draw:object draw:notify-on-update-of-ranges="'CSTR - Com defeito'.A2:'CSTR - Com defeito'.A12 'CSTR - Com defeito'.C2:'CSTR - Com defeito'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869cm" svg:height="8.993cm" svg:x="25.127cm" svg:y="0.715cm">
            <draw:object draw:notify-on-update-of-ranges="'CSTR - Com defeito'.A2:'CSTR - Com defeito'.A12 'CSTR - Com defeito'.D2:'CSTR - Com defeito'.D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096cm" svg:height="8.999cm" svg:x="25.145cm" svg:y="10.371cm">
            <draw:object draw:notify-on-update-of-ranges="'CSTR - Com defeito'.A2:'CSTR - Com defeito'.A12 'CSTR - Com defeito'.F2:'CSTR - Com defeito'.F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9.968cm" svg:height="9.031cm" svg:x="14.655cm" svg:y="10.549cm">
            <draw:object draw:notify-on-update-of-ranges="'CSTR - Com defeito'.A2:'CSTR - Com defeito'.A12 'CSTR - Com defeito'.E2:'CSTR - Com defeito'.E1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name="Quadro de texto 1" draw:style-name="gr2" draw:text-style-name="P2" svg:width="12.726cm" svg:height="5.78cm" svg:x="0.549cm" svg:y="10.176cm">
            <draw:text-box>
              <text:p>A área teórica foi obtida a partir de integração numérica do tipo trapézio usando a biblioteca scipy.integrate (vide anexo)</text:p>
              <text:p/>
              <text:p>As áreas teóricas e experimentais se encontram em faixas aceitáveis, com uma diferença percentual de 3,74%. As absorbâncias não extrapolaram a reta de calibração, algo que garante precisão nas medidas feitas.</text:p>
              <text:p/>
              <text:p>Seguindo os comentários, o tempo médio obtido foi de 45,01 segundos, seguido da variância de 2528,58 e desvio padrão de 50,28.</text:p>
              <text:p/>
              <text:p>A curva apresenta um comportamento bem próximo do ideal, sem a presença de tempos mortos ou bipass.</text:p>
            </draw:text-box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t(s)</text:p>
          </table:table-cell>
          <table:table-cell table:style-name="ce2" office:value-type="string" calcext:value-type="string">
            <text:p>Abs</text:p>
          </table:table-cell>
          <table:table-cell table:style-name="ce2" office:value-type="string" calcext:value-type="string">
            <text:p>Conc</text:p>
          </table:table-cell>
          <table:table-cell table:style-name="ce2" office:value-type="string" calcext:value-type="string">
            <text:p>E(t)</text:p>
          </table:table-cell>
          <table:table-cell table:style-name="ce2" office:value-type="string" calcext:value-type="string">
            <text:p>t*E(t)</text:p>
          </table:table-cell>
          <table:table-cell table:style-name="ce2" office:value-type="string" calcext:value-type="string">
            <text:p>E(t)*(t-tm)²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995" calcext:value-type="float">
            <text:p>0,2995</text:p>
          </table:table-cell>
          <table:table-cell table:formula="of:=6.0086*[.B3]" office:value-type="float" office:value="1.7995757" calcext:value-type="float">
            <text:p>1,7995757</text:p>
          </table:table-cell>
          <table:table-cell table:formula="of:=[.C3]/[.$B$14]" office:value-type="float" office:value="0.0205806919030192" calcext:value-type="float">
            <text:p>0,0205806919030192</text:p>
          </table:table-cell>
          <table:table-cell table:formula="of:=[.D3]*[.A3]" office:value-type="float" office:value="0.411613838060384" calcext:value-type="float">
            <text:p>0,411613838060384</text:p>
          </table:table-cell>
          <table:table-cell table:formula="of:=[.D3]*([.A3]-[.$B$15])^2" office:value-type="float" office:value="12.8732248434077" calcext:value-type="float">
            <text:p>12,87322484340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865" calcext:value-type="float">
            <text:p>0,1865</text:p>
          </table:table-cell>
          <table:table-cell table:formula="of:=6.0086*[.B4]" office:value-type="float" office:value="1.1206039" calcext:value-type="float">
            <text:p>1,1206039</text:p>
          </table:table-cell>
          <table:table-cell table:formula="of:=[.C4]/[.$B$14]" office:value-type="float" office:value="0.0128156896157365" calcext:value-type="float">
            <text:p>0,0128156896157365</text:p>
          </table:table-cell>
          <table:table-cell table:formula="of:=[.D4]*[.A4]" office:value-type="float" office:value="0.51262758462946" calcext:value-type="float">
            <text:p>0,51262758462946</text:p>
          </table:table-cell>
          <table:table-cell table:formula="of:=[.D4]*([.A4]-[.$B$15])^2" office:value-type="float" office:value="0.321675090923948" calcext:value-type="float">
            <text:p>0,3216750909239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13" calcext:value-type="float">
            <text:p>0,113</text:p>
          </table:table-cell>
          <table:table-cell table:formula="of:=6.0086*[.B5]" office:value-type="float" office:value="0.6789718" calcext:value-type="float">
            <text:p>0,6789718</text:p>
          </table:table-cell>
          <table:table-cell table:formula="of:=[.C5]/[.$B$14]" office:value-type="float" office:value="0.00776500228728271" calcext:value-type="float">
            <text:p>0,00776500228728271</text:p>
          </table:table-cell>
          <table:table-cell table:formula="of:=[.D5]*[.A5]" office:value-type="float" office:value="0.465900137236963" calcext:value-type="float">
            <text:p>0,465900137236963</text:p>
          </table:table-cell>
          <table:table-cell table:formula="of:=[.D5]*([.A5]-[.$B$15])^2" office:value-type="float" office:value="1.74479679045265" calcext:value-type="float">
            <text:p>1,744796790452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65" calcext:value-type="float">
            <text:p>0,065</text:p>
          </table:table-cell>
          <table:table-cell table:formula="of:=6.0086*[.B6]" office:value-type="float" office:value="0.390559" calcext:value-type="float">
            <text:p>0,390559</text:p>
          </table:table-cell>
          <table:table-cell table:formula="of:=[.C6]/[.$B$14]" office:value-type="float" office:value="0.00446659423604758" calcext:value-type="float">
            <text:p>0,00446659423604758</text:p>
          </table:table-cell>
          <table:table-cell table:formula="of:=[.D6]*[.A6]" office:value-type="float" office:value="0.357327538883806" calcext:value-type="float">
            <text:p>0,357327538883806</text:p>
          </table:table-cell>
          <table:table-cell table:formula="of:=[.D6]*([.A6]-[.$B$15])^2" office:value-type="float" office:value="5.46845176985247" calcext:value-type="float">
            <text:p>5,468451769852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45" calcext:value-type="float">
            <text:p>0,0345</text:p>
          </table:table-cell>
          <table:table-cell table:formula="of:=6.0086*[.B7]" office:value-type="float" office:value="0.2072967" calcext:value-type="float">
            <text:p>0,2072967</text:p>
          </table:table-cell>
          <table:table-cell table:formula="of:=[.C7]/[.$B$14]" office:value-type="float" office:value="0.00237073078682525" calcext:value-type="float">
            <text:p>0,00237073078682525</text:p>
          </table:table-cell>
          <table:table-cell table:formula="of:=[.D7]*[.A7]" office:value-type="float" office:value="0.237073078682525" calcext:value-type="float">
            <text:p>0,237073078682525</text:p>
          </table:table-cell>
          <table:table-cell table:formula="of:=[.D7]*([.A7]-[.$B$15])^2" office:value-type="float" office:value="7.16885306335396" calcext:value-type="float">
            <text:p>7,1688530633539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2" calcext:value-type="float">
            <text:p>0,02</text:p>
          </table:table-cell>
          <table:table-cell table:formula="of:=6.0086*[.B8]" office:value-type="float" office:value="0.120172" calcext:value-type="float">
            <text:p>0,120172</text:p>
          </table:table-cell>
          <table:table-cell table:formula="of:=[.C8]/[.$B$14]" office:value-type="float" office:value="0.00137433668801464" calcext:value-type="float">
            <text:p>0,00137433668801464</text:p>
          </table:table-cell>
          <table:table-cell table:formula="of:=[.D8]*[.A8]" office:value-type="float" office:value="0.164920402561757" calcext:value-type="float">
            <text:p>0,164920402561757</text:p>
          </table:table-cell>
          <table:table-cell table:formula="of:=[.D8]*([.A8]-[.$B$15])^2" office:value-type="float" office:value="7.72858250248399" calcext:value-type="float">
            <text:p>7,7285825024839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11" calcext:value-type="float">
            <text:p>0,011</text:p>
          </table:table-cell>
          <table:table-cell table:formula="of:=6.0086*[.B9]" office:value-type="float" office:value="0.0660946" calcext:value-type="float">
            <text:p>0,0660946</text:p>
          </table:table-cell>
          <table:table-cell table:formula="of:=[.C9]/[.$B$14]" office:value-type="float" office:value="0.000755885178408051" calcext:value-type="float">
            <text:p>0,000755885178408051</text:p>
          </table:table-cell>
          <table:table-cell table:formula="of:=[.D9]*[.A9]" office:value-type="float" office:value="0.105823924977127" calcext:value-type="float">
            <text:p>0,105823924977127</text:p>
          </table:table-cell>
          <table:table-cell table:formula="of:=[.D9]*([.A9]-[.$B$15])^2" office:value-type="float" office:value="6.82042762888221" calcext:value-type="float">
            <text:p>6,8204276288822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1" calcext:value-type="float">
            <text:p>0,001</text:p>
          </table:table-cell>
          <table:table-cell table:formula="of:=6.0086*[.B10]" office:value-type="float" office:value="0.0060086" calcext:value-type="float">
            <text:p>0,0060086</text:p>
          </table:table-cell>
          <table:table-cell table:formula="of:=[.C10]/[.$B$14]" office:value-type="float" office:value="0.0000687168344007319" calcext:value-type="float">
            <text:p>6,87168344007319E-05</text:p>
          </table:table-cell>
          <table:table-cell table:formula="of:=[.D10]*[.A10]" office:value-type="float" office:value="0.0109946935041171" calcext:value-type="float">
            <text:p>0,0109946935041171</text:p>
          </table:table-cell>
          <table:table-cell table:formula="of:=[.D10]*([.A10]-[.$B$15])^2" office:value-type="float" office:value="0.908622093102242" calcext:value-type="float">
            <text:p>0,90862209310224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6.0086*[.B11]" office:value-type="float" office:value="0" calcext:value-type="float">
            <text:p>0</text:p>
          </table:table-cell>
          <table:table-cell table:formula="of:=[.C11]/[.$B$14]" office:value-type="float" office:value="0" calcext:value-type="float">
            <text:p>0</text:p>
          </table:table-cell>
          <table:table-cell table:formula="of:=[.D11]*[.A11]" office:value-type="float" office:value="0" calcext:value-type="float">
            <text:p>0</text:p>
          </table:table-cell>
          <table:table-cell table:formula="of:=[.D11]*([.A11]-[.$B$15])^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6.0086*[.B12]" office:value-type="float" office:value="0" calcext:value-type="float">
            <text:p>0</text:p>
          </table:table-cell>
          <table:table-cell table:style-name="ce3" table:formula="of:=[.C12]/[.$B$14]" office:value-type="float" office:value="0" calcext:value-type="float">
            <text:p>0</text:p>
          </table:table-cell>
          <table:table-cell table:style-name="ce3" table:formula="of:=[.D12]*[.A12]" office:value-type="float" office:value="0" calcext:value-type="float">
            <text:p>0</text:p>
          </table:table-cell>
          <table:table-cell table:style-name="ce3" table:formula="of:=[.D12]*([.A12]-[.$B$15])^2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A <text:s/>(mg/L.s)</text:p>
          </table:table-cell>
          <table:table-cell table:style-name="ce4" office:value-type="float" office:value="87.44" calcext:value-type="float">
            <text:p>87,44</text:p>
          </table:table-cell>
          <table:table-cell/>
          <table:table-cell table:style-name="ce4" office:value-type="string" calcext:value-type="string">
            <text:p>Ateorica (mg/L.s)</text:p>
          </table:table-cell>
          <table:table-cell table:style-name="ce4" table:formula="of:=1*1000/[.B19]*60" office:value-type="float" office:value="90.8402725208176" calcext:value-type="float">
            <text:p>90,8402725208176</text:p>
          </table:table-cell>
          <table:table-cell/>
        </table:table-row>
        <table:table-row table:style-name="ro1">
          <table:table-cell office:value-type="string" calcext:value-type="string">
            <text:p>tm (s)</text:p>
          </table:table-cell>
          <table:table-cell office:value-type="float" office:value="45.01" calcext:value-type="float">
            <text:p>45,01</text:p>
          </table:table-cell>
          <table:table-cell/>
          <table:table-cell table:style-name="ce3" office:value-type="string" calcext:value-type="string">
            <text:p>Erro %</text:p>
          </table:table-cell>
          <table:table-cell table:style-name="ce3" table:formula="of:=ABS([.E14]-[.B14])/[.E14] * 100" office:value-type="float" office:value="3.74313333333334" calcext:value-type="float">
            <text:p>3,74313333333334</text:p>
          </table:table-cell>
          <table:table-cell/>
        </table:table-row>
        <table:table-row table:style-name="ro1">
          <table:table-cell office:value-type="string" calcext:value-type="string">
            <text:p>Sig_2</text:p>
          </table:table-cell>
          <table:table-cell office:value-type="float" office:value="2528.58" calcext:value-type="float">
            <text:p>2528,58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ig</text:p>
          </table:table-cell>
          <table:table-cell table:style-name="ce3" table:formula="of:=SQRT([.B16])" office:value-type="float" office:value="50.2849878194278" calcext:value-type="float">
            <text:p>50,284987819427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Q (mL/min)</text:p>
          </table:table-cell>
          <table:table-cell table:style-name="ce4" table:formula="of:=13.21*50" office:value-type="float" office:value="660.5" calcext:value-type="float">
            <text:p>660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 (mL)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au (min)</text:p>
          </table:table-cell>
          <table:table-cell table:style-name="ce3" table:formula="of:=[.B20]/[.B19]" office:value-type="float" office:value="0.757002271006813" calcext:value-type="float">
            <text:p>0,75700227100681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 table:number-rows-repeated="9">
          <table:table-cell table:style-name="ce5" table:number-columns-repeated="6"/>
        </table:table-row>
        <table:table-row table:style-name="ro1">
          <table:table-cell table:style-name="ce5" table:number-columns-repeated="6"/>
        </table:table-row>
      </table:table>
      <table:table table:name="CSTR - Sem defeito" table:style-name="ta1">
        <table:table-column table:style-name="co2" table:default-cell-style-name="Default"/>
        <table:table-row table:style-name="ro1">
          <table:table-cell/>
        </table:table-row>
      </table:table>
      <table:table table:name="PFR - Limpo - Com defeito" table:style-name="ta1">
        <table:shapes>
          <draw:frame draw:z-index="0" draw:style-name="gr1" draw:text-style-name="P1" svg:width="10.352cm" svg:height="8.99cm" svg:x="19.342cm" svg:y="0.496cm">
            <draw:object draw:notify-on-update-of-ranges="'PFR - Limpo - Com defeito'.B2:'PFR - Limpo - Com defeito'.B18 'PFR - Limpo - Com defeito'.D2:'PFR - Limpo - Com defeito'.D1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0.481cm" svg:height="8.99cm" svg:x="30.759cm" svg:y="0.66cm">
            <draw:object draw:notify-on-update-of-ranges="'PFR - Limpo - Com defeito'.B2:'PFR - Limpo - Com defeito'.B18 'PFR - Limpo - Com defeito'.E2:'PFR - Limpo - Com defeito'.E1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9.883cm" svg:height="9.031cm" svg:x="19.64cm" svg:y="10.594cm">
            <draw:object draw:notify-on-update-of-ranges="'PFR - Limpo - Com defeito'.B2:'PFR - Limpo - Com defeito'.B18 'PFR - Limpo - Com defeito'.F2:'PFR - Limpo - Com defeito'.F1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10.098cm" svg:height="9.031cm" svg:x="30.929cm" svg:y="10.717cm">
            <draw:object draw:notify-on-update-of-ranges="'PFR - Limpo - Com defeito'.B2:'PFR - Limpo - Com defeito'.B18 'PFR - Limpo - Com defeito'.G2:'PFR - Limpo - Com defeito'.G1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4" table:default-cell-style-name="ce1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style-name="ce2"/>
          <table:table-cell table:style-name="ce2" office:value-type="string" calcext:value-type="string">
            <text:p>t(s)</text:p>
          </table:table-cell>
          <table:table-cell table:style-name="ce2" office:value-type="string" calcext:value-type="string">
            <text:p>Abs</text:p>
          </table:table-cell>
          <table:table-cell table:style-name="ce2" office:value-type="string" calcext:value-type="string">
            <text:p>C(t)</text:p>
          </table:table-cell>
          <table:table-cell table:style-name="ce2" office:value-type="string" calcext:value-type="string">
            <text:p>E(t)</text:p>
          </table:table-cell>
          <table:table-cell table:style-name="ce2" office:value-type="string" calcext:value-type="string">
            <text:p>t.E(t)</text:p>
          </table:table-cell>
          <table:table-cell table:style-name="ce2" office:value-type="string" calcext:value-type="string">
            <text:p>E(t)*(t-tm)²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D2]/[.$B$21]" office:value-type="float" office:value="0" calcext:value-type="float">
            <text:p>0</text:p>
          </table:table-cell>
          <table:table-cell table:formula="of:=[.E2]*[.B2]" office:value-type="float" office:value="0" calcext:value-type="float">
            <text:p>0</text:p>
          </table:table-cell>
          <table:table-cell table:formula="of:=[.E2]*([.B2]-[.$B$22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.92" calcext:value-type="float">
            <text:p>31,92</text:p>
          </table:table-cell>
          <table:table-cell office:value-type="float" office:value="0.143" calcext:value-type="float">
            <text:p>0,143</text:p>
          </table:table-cell>
          <table:table-cell table:formula="of:=6.0086*[.C3]" office:value-type="float" office:value="0.8592298" calcext:value-type="float">
            <text:p>0,8592298</text:p>
          </table:table-cell>
          <table:table-cell table:formula="of:=[.D3]/[.$B$21]" office:value-type="float" office:value="0.00564688354363828" calcext:value-type="float">
            <text:p>0,00564688354363828</text:p>
          </table:table-cell>
          <table:table-cell table:formula="of:=[.E3]*[.B3]" office:value-type="float" office:value="0.180248522712934" calcext:value-type="float">
            <text:p>0,180248522712934</text:p>
          </table:table-cell>
          <table:table-cell table:formula="of:=[.E3]*([.B3]-[.$B$22])^2" office:value-type="float" office:value="2.00646477793441" calcext:value-type="float">
            <text:p>2,006464777934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.17" calcext:value-type="float">
            <text:p>39,17</text:p>
          </table:table-cell>
          <table:table-cell office:value-type="float" office:value="1.221" calcext:value-type="float">
            <text:p>1,221</text:p>
          </table:table-cell>
          <table:table-cell table:formula="of:=6.0086*[.C4]" office:value-type="float" office:value="7.3365006" calcext:value-type="float">
            <text:p>7,3365006</text:p>
          </table:table-cell>
          <table:table-cell table:formula="of:=[.D4]/[.$B$21]" office:value-type="float" office:value="0.0482156979495268" calcext:value-type="float">
            <text:p>0,0482156979495268</text:p>
          </table:table-cell>
          <table:table-cell table:formula="of:=[.E4]*[.B4]" office:value-type="float" office:value="1.88860888868297" calcext:value-type="float">
            <text:p>1,88860888868297</text:p>
          </table:table-cell>
          <table:table-cell table:formula="of:=[.E4]*([.B4]-[.$B$22])^2" office:value-type="float" office:value="6.48790431608833" calcext:value-type="float">
            <text:p>6,487904316088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.17" calcext:value-type="float">
            <text:p>45,17</text:p>
          </table:table-cell>
          <table:table-cell office:value-type="float" office:value="0.738" calcext:value-type="float">
            <text:p>0,738</text:p>
          </table:table-cell>
          <table:table-cell table:formula="of:=6.0086*[.C5]" office:value-type="float" office:value="4.4343468" calcext:value-type="float">
            <text:p>4,4343468</text:p>
          </table:table-cell>
          <table:table-cell table:formula="of:=[.D5]/[.$B$21]" office:value-type="float" office:value="0.0291426577287066" calcext:value-type="float">
            <text:p>0,0291426577287066</text:p>
          </table:table-cell>
          <table:table-cell table:formula="of:=[.E5]*[.B5]" office:value-type="float" office:value="1.31637384960568" calcext:value-type="float">
            <text:p>1,31637384960568</text:p>
          </table:table-cell>
          <table:table-cell table:formula="of:=[.E5]*([.B5]-[.$B$22])^2" office:value-type="float" office:value="0.91391374637224" calcext:value-type="float">
            <text:p>0,913913746372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.44" calcext:value-type="float">
            <text:p>51,44</text:p>
          </table:table-cell>
          <table:table-cell office:value-type="float" office:value="0.453" calcext:value-type="float">
            <text:p>0,453</text:p>
          </table:table-cell>
          <table:table-cell table:formula="of:=6.0086*[.C6]" office:value-type="float" office:value="2.7218958" calcext:value-type="float">
            <text:p>2,7218958</text:p>
          </table:table-cell>
          <table:table-cell table:formula="of:=[.D6]/[.$B$21]" office:value-type="float" office:value="0.0178883793375394" calcext:value-type="float">
            <text:p>0,0178883793375394</text:p>
          </table:table-cell>
          <table:table-cell table:formula="of:=[.E6]*[.B6]" office:value-type="float" office:value="0.920178233123029" calcext:value-type="float">
            <text:p>0,920178233123029</text:p>
          </table:table-cell>
          <table:table-cell table:formula="of:=[.E6]*([.B6]-[.$B$22])^2" office:value-type="float" office:value="0.00803009348462132" calcext:value-type="float">
            <text:p>0,008030093484621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.59" calcext:value-type="float">
            <text:p>57,59</text:p>
          </table:table-cell>
          <table:table-cell office:value-type="float" office:value="0.325" calcext:value-type="float">
            <text:p>0,325</text:p>
          </table:table-cell>
          <table:table-cell table:formula="of:=6.0086*[.C7]" office:value-type="float" office:value="1.952795" calcext:value-type="float">
            <text:p>1,952795</text:p>
          </table:table-cell>
          <table:table-cell table:formula="of:=[.D7]/[.$B$21]" office:value-type="float" office:value="0.0128338262355415" calcext:value-type="float">
            <text:p>0,0128338262355415</text:p>
          </table:table-cell>
          <table:table-cell table:formula="of:=[.E7]*[.B7]" office:value-type="float" office:value="0.739100052904837" calcext:value-type="float">
            <text:p>0,739100052904837</text:p>
          </table:table-cell>
          <table:table-cell table:formula="of:=[.E7]*([.B7]-[.$B$22])^2" office:value-type="float" office:value="0.596932059398002" calcext:value-type="float">
            <text:p>0,5969320593980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.29" calcext:value-type="float">
            <text:p>64,29</text:p>
          </table:table-cell>
          <table:table-cell office:value-type="float" office:value="0.214" calcext:value-type="float">
            <text:p>0,214</text:p>
          </table:table-cell>
          <table:table-cell table:formula="of:=6.0086*[.C8]" office:value-type="float" office:value="1.2858404" calcext:value-type="float">
            <text:p>1,2858404</text:p>
          </table:table-cell>
          <table:table-cell table:formula="of:=[.D8]/[.$B$21]" office:value-type="float" office:value="0.00845058096740274" calcext:value-type="float">
            <text:p>0,00845058096740274</text:p>
          </table:table-cell>
          <table:table-cell table:formula="of:=[.E8]*[.B8]" office:value-type="float" office:value="0.543287850394322" calcext:value-type="float">
            <text:p>0,543287850394322</text:p>
          </table:table-cell>
          <table:table-cell table:formula="of:=[.E8]*([.B8]-[.$B$22])^2" office:value-type="float" office:value="1.54468507526393" calcext:value-type="float">
            <text:p>1,544685075263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.44" calcext:value-type="float">
            <text:p>70,44</text:p>
          </table:table-cell>
          <table:table-cell office:value-type="float" office:value="0.158" calcext:value-type="float">
            <text:p>0,158</text:p>
          </table:table-cell>
          <table:table-cell table:formula="of:=6.0086*[.C9]" office:value-type="float" office:value="0.9493588" calcext:value-type="float">
            <text:p>0,9493588</text:p>
          </table:table-cell>
          <table:table-cell table:formula="of:=[.D9]/[.$B$21]" office:value-type="float" office:value="0.00623921398527865" calcext:value-type="float">
            <text:p>0,00623921398527865</text:p>
          </table:table-cell>
          <table:table-cell table:formula="of:=[.E9]*[.B9]" office:value-type="float" office:value="0.439490233123028" calcext:value-type="float">
            <text:p>0,439490233123028</text:p>
          </table:table-cell>
          <table:table-cell table:formula="of:=[.E9]*([.B9]-[.$B$22])^2" office:value-type="float" office:value="2.41400741990878" calcext:value-type="float">
            <text:p>2,414007419908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.63" calcext:value-type="float">
            <text:p>76,63</text:p>
          </table:table-cell>
          <table:table-cell office:value-type="float" office:value="0.082" calcext:value-type="float">
            <text:p>0,082</text:p>
          </table:table-cell>
          <table:table-cell table:formula="of:=6.0086*[.C10]" office:value-type="float" office:value="0.4927052" calcext:value-type="float">
            <text:p>0,4927052</text:p>
          </table:table-cell>
          <table:table-cell table:formula="of:=[.D10]/[.$B$21]" office:value-type="float" office:value="0.0032380730809674" calcext:value-type="float">
            <text:p>0,0032380730809674</text:p>
          </table:table-cell>
          <table:table-cell table:formula="of:=[.E10]*[.B10]" office:value-type="float" office:value="0.248133540194532" calcext:value-type="float">
            <text:p>0,248133540194532</text:p>
          </table:table-cell>
          <table:table-cell table:formula="of:=[.E10]*([.B10]-[.$B$22])^2" office:value-type="float" office:value="2.16542769693691" calcext:value-type="float">
            <text:p>2,165427696936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61" calcext:value-type="float">
            <text:p>82,61</text:p>
          </table:table-cell>
          <table:table-cell office:value-type="float" office:value="0.088" calcext:value-type="float">
            <text:p>0,088</text:p>
          </table:table-cell>
          <table:table-cell table:formula="of:=6.0086*[.C11]" office:value-type="float" office:value="0.5287568" calcext:value-type="float">
            <text:p>0,5287568</text:p>
          </table:table-cell>
          <table:table-cell table:formula="of:=[.D11]/[.$B$21]" office:value-type="float" office:value="0.00347500525762355" calcext:value-type="float">
            <text:p>0,00347500525762355</text:p>
          </table:table-cell>
          <table:table-cell table:formula="of:=[.E11]*[.B11]" office:value-type="float" office:value="0.287070184332282" calcext:value-type="float">
            <text:p>0,287070184332282</text:p>
          </table:table-cell>
          <table:table-cell table:formula="of:=[.E11]*([.B11]-[.$B$22])^2" office:value-type="float" office:value="3.52291029010305" calcext:value-type="float">
            <text:p>3,522910290103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9.22" calcext:value-type="float">
            <text:p>89,22</text:p>
          </table:table-cell>
          <table:table-cell office:value-type="float" office:value="0.067" calcext:value-type="float">
            <text:p>0,067</text:p>
          </table:table-cell>
          <table:table-cell table:formula="of:=6.0086*[.C12]" office:value-type="float" office:value="0.4025762" calcext:value-type="float">
            <text:p>0,4025762</text:p>
          </table:table-cell>
          <table:table-cell table:formula="of:=[.D12]/[.$B$21]" office:value-type="float" office:value="0.00264574263932702" calcext:value-type="float">
            <text:p>0,00264574263932702</text:p>
          </table:table-cell>
          <table:table-cell table:formula="of:=[.E12]*[.B12]" office:value-type="float" office:value="0.236053158280757" calcext:value-type="float">
            <text:p>0,236053158280757</text:p>
          </table:table-cell>
          <table:table-cell table:formula="of:=[.E12]*([.B12]-[.$B$22])^2" office:value-type="float" office:value="3.91147253233767" calcext:value-type="float">
            <text:p>3,911472532337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5.25" calcext:value-type="float">
            <text:p>95,25</text:p>
          </table:table-cell>
          <table:table-cell office:value-type="float" office:value="0.055" calcext:value-type="float">
            <text:p>0,055</text:p>
          </table:table-cell>
          <table:table-cell table:formula="of:=6.0086*[.C13]" office:value-type="float" office:value="0.330473" calcext:value-type="float">
            <text:p>0,330473</text:p>
          </table:table-cell>
          <table:table-cell table:formula="of:=[.D13]/[.$B$21]" office:value-type="float" office:value="0.00217187828601472" calcext:value-type="float">
            <text:p>0,00217187828601472</text:p>
          </table:table-cell>
          <table:table-cell table:formula="of:=[.E13]*[.B13]" office:value-type="float" office:value="0.206871406742902" calcext:value-type="float">
            <text:p>0,206871406742902</text:p>
          </table:table-cell>
          <table:table-cell table:formula="of:=[.E13]*([.B13]-[.$B$22])^2" office:value-type="float" office:value="4.29699690128286" calcext:value-type="float">
            <text:p>4,296996901282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1.9" calcext:value-type="float">
            <text:p>101,9</text:p>
          </table:table-cell>
          <table:table-cell office:value-type="float" office:value="0.042" calcext:value-type="float">
            <text:p>0,042</text:p>
          </table:table-cell>
          <table:table-cell table:formula="of:=6.0086*[.C14]" office:value-type="float" office:value="0.2523612" calcext:value-type="float">
            <text:p>0,2523612</text:p>
          </table:table-cell>
          <table:table-cell table:formula="of:=[.D14]/[.$B$21]" office:value-type="float" office:value="0.00165852523659306" calcext:value-type="float">
            <text:p>0,00165852523659306</text:p>
          </table:table-cell>
          <table:table-cell table:formula="of:=[.E14]*[.B14]" office:value-type="float" office:value="0.169003721608833" calcext:value-type="float">
            <text:p>0,169003721608833</text:p>
          </table:table-cell>
          <table:table-cell table:formula="of:=[.E14]*([.B14]-[.$B$22])^2" office:value-type="float" office:value="4.33584421409227" calcext:value-type="float">
            <text:p>4,335844214092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9.19" calcext:value-type="float">
            <text:p>109,19</text:p>
          </table:table-cell>
          <table:table-cell office:value-type="float" office:value="0.032" calcext:value-type="float">
            <text:p>0,032</text:p>
          </table:table-cell>
          <table:table-cell table:formula="of:=6.0086*[.C15]" office:value-type="float" office:value="0.1922752" calcext:value-type="float">
            <text:p>0,1922752</text:p>
          </table:table-cell>
          <table:table-cell table:formula="of:=[.D15]/[.$B$21]" office:value-type="float" office:value="0.00126363827549947" calcext:value-type="float">
            <text:p>0,00126363827549947</text:p>
          </table:table-cell>
          <table:table-cell table:formula="of:=[.E15]*[.B15]" office:value-type="float" office:value="0.137976663301788" calcext:value-type="float">
            <text:p>0,137976663301788</text:p>
          </table:table-cell>
          <table:table-cell table:formula="of:=[.E15]*([.B15]-[.$B$22])^2" office:value-type="float" office:value="4.31266652135436" calcext:value-type="float">
            <text:p>4,312666521354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6.54" calcext:value-type="float">
            <text:p>116,54</text:p>
          </table:table-cell>
          <table:table-cell office:value-type="float" office:value="0.023" calcext:value-type="float">
            <text:p>0,023</text:p>
          </table:table-cell>
          <table:table-cell table:formula="of:=6.0086*[.C16]" office:value-type="float" office:value="0.1381978" calcext:value-type="float">
            <text:p>0,1381978</text:p>
          </table:table-cell>
          <table:table-cell table:formula="of:=[.D16]/[.$B$21]" office:value-type="float" office:value="0.000908240010515247" calcext:value-type="float">
            <text:p>0,000908240010515247</text:p>
          </table:table-cell>
          <table:table-cell table:formula="of:=[.E16]*[.B16]" office:value-type="float" office:value="0.105846290825447" calcext:value-type="float">
            <text:p>0,105846290825447</text:p>
          </table:table-cell>
          <table:table-cell table:formula="of:=[.E16]*([.B16]-[.$B$22])^2" office:value-type="float" office:value="3.92876736498173" calcext:value-type="float">
            <text:p>3,928767364981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3.72" calcext:value-type="float">
            <text:p>123,72</text:p>
          </table:table-cell>
          <table:table-cell office:value-type="float" office:value="0.017" calcext:value-type="float">
            <text:p>0,017</text:p>
          </table:table-cell>
          <table:table-cell table:formula="of:=6.0086*[.C17]" office:value-type="float" office:value="0.1021462" calcext:value-type="float">
            <text:p>0,1021462</text:p>
          </table:table-cell>
          <table:table-cell table:formula="of:=[.D17]/[.$B$21]" office:value-type="float" office:value="0.000671307833859096" calcext:value-type="float">
            <text:p>0,000671307833859096</text:p>
          </table:table-cell>
          <table:table-cell table:formula="of:=[.E17]*[.B17]" office:value-type="float" office:value="0.0830542052050473" calcext:value-type="float">
            <text:p>0,0830542052050473</text:p>
          </table:table-cell>
          <table:table-cell table:formula="of:=[.E17]*([.B17]-[.$B$22])^2" office:value-type="float" office:value="3.57250057771753" calcext:value-type="float">
            <text:p>3,57250057771753</text:p>
          </table:table-cell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3" office:value-type="float" office:value="138.31" calcext:value-type="float">
            <text:p>138,31</text:p>
          </table:table-cell>
          <table:table-cell table:style-name="ce3" office:value-type="float" office:value="0.006" calcext:value-type="float">
            <text:p>0,006</text:p>
          </table:table-cell>
          <table:table-cell table:style-name="ce3" table:formula="of:=6.0086*[.C18]" office:value-type="float" office:value="0.0360516" calcext:value-type="float">
            <text:p>0,0360516</text:p>
          </table:table-cell>
          <table:table-cell table:style-name="ce3" table:formula="of:=[.D18]/[.$B$21]" office:value-type="float" office:value="0.000236932176656151" calcext:value-type="float">
            <text:p>0,000236932176656151</text:p>
          </table:table-cell>
          <table:table-cell table:style-name="ce3" table:formula="of:=[.E18]*[.B18]" office:value-type="float" office:value="0.0327700893533123" calcext:value-type="float">
            <text:p>0,0327700893533123</text:p>
          </table:table-cell>
          <table:table-cell table:style-name="ce3" table:formula="of:=[.E18]*([.B18]-[.$B$22])^2" office:value-type="float" office:value="1.81567088185173" calcext:value-type="float">
            <text:p>1,81567088185173</text:p>
          </table:table-cell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Aexp (mg/L,s)</text:p>
          </table:table-cell>
          <table:table-cell table:style-name="ce4" office:value-type="float" office:value="152.16" calcext:value-type="float">
            <text:p>152,16</text:p>
          </table:table-cell>
          <table:table-cell/>
          <table:table-cell table:style-name="ce4" office:value-type="string" calcext:value-type="string">
            <text:p>Ateo (mg/L.s)</text:p>
          </table:table-cell>
          <table:table-cell table:style-name="ce16" table:formula="of:=1*1000/[.B26]*60" office:value-type="float" office:value="93.167701863354" calcext:value-type="float">
            <text:p>93,1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m (s)</text:p>
          </table:table-cell>
          <table:table-cell office:value-type="float" office:value="50.77" calcext:value-type="float">
            <text:p>50,77</text:p>
          </table:table-cell>
          <table:table-cell/>
          <table:table-cell table:style-name="ce3" office:value-type="string" calcext:value-type="string">
            <text:p>Erro %</text:p>
          </table:table-cell>
          <table:table-cell table:style-name="ce3" table:formula="of:=ABS([.B21]-[.E21])/[.E21] * 100" office:value-type="float" office:value="63.3184" calcext:value-type="float">
            <text:p>63,318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ig-2</text:p>
          </table:table-cell>
          <table:table-cell office:value-type="float" office:value="660" calcext:value-type="float">
            <text:p>66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ig</text:p>
          </table:table-cell>
          <table:table-cell table:style-name="ce14" table:formula="of:=SQRT([.B23])" office:value-type="float" office:value="25.6904651573303" calcext:value-type="float">
            <text:p>25,6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Q (mL/min)</text:p>
          </table:table-cell>
          <table:table-cell table:style-name="ce4" table:formula="of:=12.88*50" office:value-type="float" office:value="644" calcext:value-type="float">
            <text:p>64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V (mL)</text:p>
          </table:table-cell>
          <table:table-cell office:value-type="float" office:value="469" calcext:value-type="float">
            <text:p>46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au (min)</text:p>
          </table:table-cell>
          <table:table-cell table:style-name="ce15" table:formula="of:=[.B27]/[.B26]" office:value-type="float" office:value="0.728260869565217" calcext:value-type="float">
            <text:p>0,728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>
            <draw:frame draw:z-index="4" draw:name="Quadro de texto 2" draw:style-name="gr3" draw:text-style-name="P2" svg:width="12.583cm" svg:height="4.576cm" svg:x="0.214cm" svg:y="0.241cm">
              <draw:text-box>
                <text:p>Há uma discrepância grande entre os valores teóricos e experimentais possivelmente causado por uma extrapolação da reta de calibração analítica, com uma diferença de 63%.</text:p>
                <text:p/>
                <text:p>Segundo os cálculos, o tempo médio calculado ficou 50,77 minutos e o tempo de retenção igual a 0,728 minutos</text:p>
                <text:p/>
                <text:p>O gráfico de E(t) se aproxima do ideal sem a presença de caminhos preferenciais ou bipass.</text:p>
              </draw:text-box>
            </draw:frame>
          </table:table-cell>
          <table:table-cell table:number-columns-repeated="6"/>
        </table:table-row>
        <table:table-row table:style-name="ro1" table:number-rows-repeated="9">
          <table:table-cell table:style-name="ce5" table:number-columns-repeated="6"/>
          <table:table-cell/>
        </table:table-row>
        <table:table-row table:style-name="ro1">
          <table:table-cell table:style-name="ce5" table:number-columns-repeated="6"/>
          <table:table-cell/>
        </table:table-row>
      </table:table>
      <table:table table:name="PFR - Limpo - Sem defeito" table:style-name="ta1">
        <table:shapes>
          <draw:frame draw:z-index="0" draw:style-name="gr1" draw:text-style-name="P1" svg:width="10.616cm" svg:height="9.002cm" svg:x="15.894cm" svg:y="0.482cm">
            <draw:object draw:notify-on-update-of-ranges="'PFR - Limpo - Sem defeito'.B2:'PFR - Limpo - Sem defeito'.B16 'PFR - Limpo - Sem defeito'.D2:'PFR - Limpo - Sem defeito'.D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0.595cm" svg:height="8.999cm" svg:x="27.975cm" svg:y="0.693cm">
            <draw:object draw:notify-on-update-of-ranges="'PFR - Limpo - Sem defeito'.B2:'PFR - Limpo - Sem defeito'.B16 'PFR - Limpo - Sem defeito'.E2:'PFR - Limpo - Sem defeito'.E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0.403cm" svg:height="8.996cm" svg:x="15.982cm" svg:y="10.455cm">
            <draw:object draw:notify-on-update-of-ranges="'PFR - Limpo - Sem defeito'.B2:'PFR - Limpo - Sem defeito'.B16 'PFR - Limpo - Sem defeito'.F2:'PFR - Limpo - Sem defeito'.F1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0.164cm" svg:height="8.996cm" svg:x="28.164cm" svg:y="10.733cm">
            <draw:object draw:notify-on-update-of-ranges="'PFR - Limpo - Sem defeito'.B2:'PFR - Limpo - Sem defeito'.B16 'PFR - Limpo - Sem defeito'.G2:'PFR - Limpo - Sem defeito'.G1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t(s)</text:p>
          </table:table-cell>
          <table:table-cell table:style-name="ce2" office:value-type="string" calcext:value-type="string">
            <text:p>Abs</text:p>
          </table:table-cell>
          <table:table-cell table:style-name="ce2" office:value-type="string" calcext:value-type="string">
            <text:p>C(t)</text:p>
          </table:table-cell>
          <table:table-cell table:style-name="ce2" office:value-type="string" calcext:value-type="string">
            <text:p>E(t)</text:p>
          </table:table-cell>
          <table:table-cell table:style-name="ce2" office:value-type="string" calcext:value-type="string">
            <text:p>t*E(t)</text:p>
          </table:table-cell>
          <table:table-cell table:style-name="ce2" office:value-type="string" calcext:value-type="string">
            <text:p>E(t)*(t-tm)²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0086*[.C2]" office:value-type="float" office:value="0" calcext:value-type="float">
            <text:p>0</text:p>
          </table:table-cell>
          <table:table-cell table:formula="of:=[.D2]/[.$B$20]" office:value-type="float" office:value="0" calcext:value-type="float">
            <text:p>0</text:p>
          </table:table-cell>
          <table:table-cell table:formula="of:=[.E2]*[.B2]" office:value-type="float" office:value="0" calcext:value-type="float">
            <text:p>0</text:p>
          </table:table-cell>
          <table:table-cell table:formula="of:=[.E2]*([.B2]-[.$B$21])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49" calcext:value-type="float">
            <text:p>18,49</text:p>
          </table:table-cell>
          <table:table-cell office:value-type="float" office:value="0.304" calcext:value-type="float">
            <text:p>0,304</text:p>
          </table:table-cell>
          <table:table-cell table:formula="of:=6.0086*[.C3]" office:value-type="float" office:value="1.8266144" calcext:value-type="float">
            <text:p>1,8266144</text:p>
          </table:table-cell>
          <table:table-cell table:formula="of:=[.D3]/[.$B$20]" office:value-type="float" office:value="0.0234301487942535" calcext:value-type="float">
            <text:p>0,0234301487942535</text:p>
          </table:table-cell>
          <table:table-cell table:formula="of:=[.E3]*[.B3]" office:value-type="float" office:value="0.433223451205747" calcext:value-type="float">
            <text:p>0,433223451205747</text:p>
          </table:table-cell>
          <table:table-cell table:formula="of:=[.E3]*([.B3]-[.$B$21])^2" office:value-type="float" office:value="0.826699997996922" calcext:value-type="float">
            <text:p>0,8266999979969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65" calcext:value-type="float">
            <text:p>21,65</text:p>
          </table:table-cell>
          <table:table-cell office:value-type="float" office:value="1.224" calcext:value-type="float">
            <text:p>1,224</text:p>
          </table:table-cell>
          <table:table-cell table:formula="of:=6.0086*[.C4]" office:value-type="float" office:value="7.3545264" calcext:value-type="float">
            <text:p>7,3545264</text:p>
          </table:table-cell>
          <table:table-cell table:formula="of:=[.D4]/[.$B$20]" office:value-type="float" office:value="0.0943371780400205" calcext:value-type="float">
            <text:p>0,0943371780400205</text:p>
          </table:table-cell>
          <table:table-cell table:formula="of:=[.E4]*[.B4]" office:value-type="float" office:value="2.04239990456644" calcext:value-type="float">
            <text:p>2,04239990456644</text:p>
          </table:table-cell>
          <table:table-cell table:formula="of:=[.E4]*([.B4]-[.$B$21])^2" office:value-type="float" office:value="0.729075446764495" calcext:value-type="float">
            <text:p>0,7290754467644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.18" calcext:value-type="float">
            <text:p>25,18</text:p>
          </table:table-cell>
          <table:table-cell office:value-type="float" office:value="0.895" calcext:value-type="float">
            <text:p>0,895</text:p>
          </table:table-cell>
          <table:table-cell table:formula="of:=6.0086*[.C5]" office:value-type="float" office:value="5.377697" calcext:value-type="float">
            <text:p>5,377697</text:p>
          </table:table-cell>
          <table:table-cell table:formula="of:=[.D5]/[.$B$20]" office:value-type="float" office:value="0.0689802077988712" calcext:value-type="float">
            <text:p>0,0689802077988712</text:p>
          </table:table-cell>
          <table:table-cell table:formula="of:=[.E5]*[.B5]" office:value-type="float" office:value="1.73692163237558" calcext:value-type="float">
            <text:p>1,73692163237558</text:p>
          </table:table-cell>
          <table:table-cell table:formula="of:=[.E5]*([.B5]-[.$B$21])^2" office:value-type="float" office:value="0.0388013668868651" calcext:value-type="float">
            <text:p>0,03880136688686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.48" calcext:value-type="float">
            <text:p>28,48</text:p>
          </table:table-cell>
          <table:table-cell office:value-type="float" office:value="0.314" calcext:value-type="float">
            <text:p>0,314</text:p>
          </table:table-cell>
          <table:table-cell table:formula="of:=6.0086*[.C6]" office:value-type="float" office:value="1.8867004" calcext:value-type="float">
            <text:p>1,8867004</text:p>
          </table:table-cell>
          <table:table-cell table:formula="of:=[.D6]/[.$B$20]" office:value-type="float" office:value="0.0242008773730118" calcext:value-type="float">
            <text:p>0,0242008773730118</text:p>
          </table:table-cell>
          <table:table-cell table:formula="of:=[.E6]*[.B6]" office:value-type="float" office:value="0.689240987583376" calcext:value-type="float">
            <text:p>0,689240987583376</text:p>
          </table:table-cell>
          <table:table-cell table:formula="of:=[.E6]*([.B6]-[.$B$21])^2" office:value-type="float" office:value="0.396954891110826" calcext:value-type="float">
            <text:p>0,3969548911108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.01" calcext:value-type="float">
            <text:p>32,01</text:p>
          </table:table-cell>
          <table:table-cell office:value-type="float" office:value="0.124" calcext:value-type="float">
            <text:p>0,124</text:p>
          </table:table-cell>
          <table:table-cell table:formula="of:=6.0086*[.C7]" office:value-type="float" office:value="0.7450664" calcext:value-type="float">
            <text:p>0,7450664</text:p>
          </table:table-cell>
          <table:table-cell table:formula="of:=[.D7]/[.$B$20]" office:value-type="float" office:value="0.00955703437660339" calcext:value-type="float">
            <text:p>0,00955703437660339</text:p>
          </table:table-cell>
          <table:table-cell table:formula="of:=[.E7]*[.B7]" office:value-type="float" office:value="0.305920670395074" calcext:value-type="float">
            <text:p>0,305920670395074</text:p>
          </table:table-cell>
          <table:table-cell table:formula="of:=[.E7]*([.B7]-[.$B$21])^2" office:value-type="float" office:value="0.549112789955875" calcext:value-type="float">
            <text:p>0,5491127899558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.37" calcext:value-type="float">
            <text:p>34,37</text:p>
          </table:table-cell>
          <table:table-cell office:value-type="float" office:value="0.081" calcext:value-type="float">
            <text:p>0,081</text:p>
          </table:table-cell>
          <table:table-cell table:formula="of:=6.0086*[.C8]" office:value-type="float" office:value="0.4866966" calcext:value-type="float">
            <text:p>0,4866966</text:p>
          </table:table-cell>
          <table:table-cell table:formula="of:=[.D8]/[.$B$20]" office:value-type="float" office:value="0.00624290148794254" calcext:value-type="float">
            <text:p>0,00624290148794254</text:p>
          </table:table-cell>
          <table:table-cell table:formula="of:=[.E8]*[.B8]" office:value-type="float" office:value="0.214568524140585" calcext:value-type="float">
            <text:p>0,214568524140585</text:p>
          </table:table-cell>
          <table:table-cell table:formula="of:=[.E8]*([.B8]-[.$B$21])^2" office:value-type="float" office:value="0.616821141454079" calcext:value-type="float">
            <text:p>0,6168211414540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.14" calcext:value-type="float">
            <text:p>37,14</text:p>
          </table:table-cell>
          <table:table-cell office:value-type="float" office:value="0.061" calcext:value-type="float">
            <text:p>0,061</text:p>
          </table:table-cell>
          <table:table-cell table:formula="of:=6.0086*[.C9]" office:value-type="float" office:value="0.3665246" calcext:value-type="float">
            <text:p>0,3665246</text:p>
          </table:table-cell>
          <table:table-cell table:formula="of:=[.D9]/[.$B$20]" office:value-type="float" office:value="0.00470144433042586" calcext:value-type="float">
            <text:p>0,00470144433042586</text:p>
          </table:table-cell>
          <table:table-cell table:formula="of:=[.E9]*[.B9]" office:value-type="float" office:value="0.174611642432016" calcext:value-type="float">
            <text:p>0,174611642432016</text:p>
          </table:table-cell>
          <table:table-cell table:formula="of:=[.E9]*([.B9]-[.$B$21])^2" office:value-type="float" office:value="0.759490593058748" calcext:value-type="float">
            <text:p>0,7594905930587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.81" calcext:value-type="float">
            <text:p>40,81</text:p>
          </table:table-cell>
          <table:table-cell office:value-type="float" office:value="0.052" calcext:value-type="float">
            <text:p>0,052</text:p>
          </table:table-cell>
          <table:table-cell table:formula="of:=6.0086*[.C10]" office:value-type="float" office:value="0.3124472" calcext:value-type="float">
            <text:p>0,3124472</text:p>
          </table:table-cell>
          <table:table-cell table:formula="of:=[.D10]/[.$B$20]" office:value-type="float" office:value="0.00400778860954336" calcext:value-type="float">
            <text:p>0,00400778860954336</text:p>
          </table:table-cell>
          <table:table-cell table:formula="of:=[.E10]*[.B10]" office:value-type="float" office:value="0.163557853155464" calcext:value-type="float">
            <text:p>0,163557853155464</text:p>
          </table:table-cell>
          <table:table-cell table:formula="of:=[.E10]*([.B10]-[.$B$21])^2" office:value-type="float" office:value="1.07530731821036" calcext:value-type="float">
            <text:p>1,075307318210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.83" calcext:value-type="float">
            <text:p>43,83</text:p>
          </table:table-cell>
          <table:table-cell office:value-type="float" office:value="0.044" calcext:value-type="float">
            <text:p>0,044</text:p>
          </table:table-cell>
          <table:table-cell table:formula="of:=6.0086*[.C11]" office:value-type="float" office:value="0.2643784" calcext:value-type="float">
            <text:p>0,2643784</text:p>
          </table:table-cell>
          <table:table-cell table:formula="of:=[.D11]/[.$B$20]" office:value-type="float" office:value="0.00339120574653669" calcext:value-type="float">
            <text:p>0,00339120574653669</text:p>
          </table:table-cell>
          <table:table-cell table:formula="of:=[.E11]*[.B11]" office:value-type="float" office:value="0.148636547870703" calcext:value-type="float">
            <text:p>0,148636547870703</text:p>
          </table:table-cell>
          <table:table-cell table:formula="of:=[.E11]*([.B11]-[.$B$21])^2" office:value-type="float" office:value="1.27631419476655" calcext:value-type="float">
            <text:p>1,276314194766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.83" calcext:value-type="float">
            <text:p>46,83</text:p>
          </table:table-cell>
          <table:table-cell office:value-type="float" office:value="0.038" calcext:value-type="float">
            <text:p>0,038</text:p>
          </table:table-cell>
          <table:table-cell table:formula="of:=6.0086*[.C12]" office:value-type="float" office:value="0.2283268" calcext:value-type="float">
            <text:p>0,2283268</text:p>
          </table:table-cell>
          <table:table-cell table:formula="of:=[.D12]/[.$B$20]" office:value-type="float" office:value="0.00292876859928168" calcext:value-type="float">
            <text:p>0,00292876859928168</text:p>
          </table:table-cell>
          <table:table-cell table:formula="of:=[.E12]*[.B12]" office:value-type="float" office:value="0.137154233504361" calcext:value-type="float">
            <text:p>0,137154233504361</text:p>
          </table:table-cell>
          <table:table-cell table:formula="of:=[.E12]*([.B12]-[.$B$21])^2" office:value-type="float" office:value="1.46953893237558" calcext:value-type="float">
            <text:p>1,469538932375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.34" calcext:value-type="float">
            <text:p>50,34</text:p>
          </table:table-cell>
          <table:table-cell office:value-type="float" office:value="0.031" calcext:value-type="float">
            <text:p>0,031</text:p>
          </table:table-cell>
          <table:table-cell table:formula="of:=6.0086*[.C13]" office:value-type="float" office:value="0.1862666" calcext:value-type="float">
            <text:p>0,1862666</text:p>
          </table:table-cell>
          <table:table-cell table:formula="of:=[.D13]/[.$B$20]" office:value-type="float" office:value="0.00238925859415085" calcext:value-type="float">
            <text:p>0,00238925859415085</text:p>
          </table:table-cell>
          <table:table-cell table:formula="of:=[.E13]*[.B13]" office:value-type="float" office:value="0.120275277629554" calcext:value-type="float">
            <text:p>0,120275277629554</text:p>
          </table:table-cell>
          <table:table-cell table:formula="of:=[.E13]*([.B13]-[.$B$21])^2" office:value-type="float" office:value="1.60397643241996" calcext:value-type="float">
            <text:p>1,603976432419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.78" calcext:value-type="float">
            <text:p>53,78</text:p>
          </table:table-cell>
          <table:table-cell office:value-type="float" office:value="0.025" calcext:value-type="float">
            <text:p>0,025</text:p>
          </table:table-cell>
          <table:table-cell table:formula="of:=6.0086*[.C14]" office:value-type="float" office:value="0.150215" calcext:value-type="float">
            <text:p>0,150215</text:p>
          </table:table-cell>
          <table:table-cell table:formula="of:=[.D14]/[.$B$20]" office:value-type="float" office:value="0.00192682144689584" calcext:value-type="float">
            <text:p>0,00192682144689584</text:p>
          </table:table-cell>
          <table:table-cell table:formula="of:=[.E14]*[.B14]" office:value-type="float" office:value="0.103624457414059" calcext:value-type="float">
            <text:p>0,103624457414059</text:p>
          </table:table-cell>
          <table:table-cell table:formula="of:=[.E14]*([.B14]-[.$B$21])^2" office:value-type="float" office:value="1.65980734783864" calcext:value-type="float">
            <text:p>1,659807347838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.79" calcext:value-type="float">
            <text:p>57,79</text:p>
          </table:table-cell>
          <table:table-cell office:value-type="float" office:value="0.02" calcext:value-type="float">
            <text:p>0,02</text:p>
          </table:table-cell>
          <table:table-cell table:formula="of:=6.0086*[.C15]" office:value-type="float" office:value="0.120172" calcext:value-type="float">
            <text:p>0,120172</text:p>
          </table:table-cell>
          <table:table-cell table:formula="of:=[.D15]/[.$B$20]" office:value-type="float" office:value="0.00154145715751668" calcext:value-type="float">
            <text:p>0,00154145715751668</text:p>
          </table:table-cell>
          <table:table-cell table:formula="of:=[.E15]*[.B15]" office:value-type="float" office:value="0.0890808091328887" calcext:value-type="float">
            <text:p>0,0890808091328887</text:p>
          </table:table-cell>
          <table:table-cell table:formula="of:=[.E15]*([.B15]-[.$B$21])^2" office:value-type="float" office:value="1.71547163944587" calcext:value-type="float">
            <text:p>1,71547163944587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61.64" calcext:value-type="float">
            <text:p>61,64</text:p>
          </table:table-cell>
          <table:table-cell table:style-name="ce3" office:value-type="float" office:value="0.014" calcext:value-type="float">
            <text:p>0,014</text:p>
          </table:table-cell>
          <table:table-cell table:style-name="ce3" table:formula="of:=6.0086*[.C16]" office:value-type="float" office:value="0.0841204" calcext:value-type="float">
            <text:p>0,0841204</text:p>
          </table:table-cell>
          <table:table-cell table:style-name="ce3" table:formula="of:=[.D16]/[.$B$20]" office:value-type="float" office:value="0.00107902001026167" calcext:value-type="float">
            <text:p>0,00107902001026167</text:p>
          </table:table-cell>
          <table:table-cell table:style-name="ce3" table:formula="of:=[.E16]*[.B16]" office:value-type="float" office:value="0.0665107934325295" calcext:value-type="float">
            <text:p>0,0665107934325295</text:p>
          </table:table-cell>
          <table:table-cell table:style-name="ce3" table:formula="of:=[.E16]*([.B16]-[.$B$21])^2" office:value-type="float" office:value="1.49399394979015" calcext:value-type="float">
            <text:p>1,493993949790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4" office:value-type="string" calcext:value-type="string">
            <text:p>A (mg/L.s)</text:p>
          </table:table-cell>
          <table:table-cell table:style-name="ce4" office:value-type="float" office:value="77.96" calcext:value-type="float">
            <text:p>77,96</text:p>
          </table:table-cell>
          <table:table-cell/>
          <table:table-cell table:style-name="ce4" office:value-type="string" calcext:value-type="string">
            <text:p>Ateo (mg/L.s)</text:p>
          </table:table-cell>
          <table:table-cell table:style-name="ce4" table:formula="of:=1*1000/[.B25]*60" office:value-type="float" office:value="46.583850931677" calcext:value-type="float">
            <text:p>46,583850931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 (s)</text:p>
          </table:table-cell>
          <table:table-cell office:value-type="float" office:value="24.43" calcext:value-type="float">
            <text:p>24,43</text:p>
          </table:table-cell>
          <table:table-cell/>
          <table:table-cell table:style-name="ce3" office:value-type="string" calcext:value-type="string">
            <text:p>Erro %</text:p>
          </table:table-cell>
          <table:table-cell table:style-name="ce3" table:formula="of:=ABS([.B20]-[.E20])/[.E20] * 100" office:value-type="float" office:value="67.3541333333333" calcext:value-type="float">
            <text:p>67,3541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²</text:p>
          </table:table-cell>
          <table:table-cell office:value-type="float" office:value="93.26" calcext:value-type="float">
            <text:p>93,2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ig</text:p>
          </table:table-cell>
          <table:table-cell table:style-name="ce15" table:formula="of:=SQRT([.B22])" office:value-type="float" office:value="9.6571217244063" calcext:value-type="float">
            <text:p>9,65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>
            <text:p>Q(mL/min)</text:p>
          </table:table-cell>
          <table:table-cell table:style-name="ce4" table:formula="of:=12.88*100" office:value-type="float" office:value="1288" calcext:value-type="float">
            <text:p>1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 (mL)</text:p>
          </table:table-cell>
          <table:table-cell office:value-type="float" office:value="469" calcext:value-type="float">
            <text:p>469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au (min)</text:p>
          </table:table-cell>
          <table:table-cell table:style-name="ce3" table:formula="of:=[.B26]/[.B25]" office:value-type="float" office:value="0.364130434782609" calcext:value-type="float">
            <text:p>0,364130434782609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5">
            <draw:frame draw:z-index="4" draw:name="Quadro de texto 3" draw:style-name="gr3" draw:text-style-name="P2" svg:width="12.583cm" svg:height="4.576cm" svg:x="0.275cm" svg:y="0.21cm">
              <draw:text-box>
                <text:p>Houve discrepâncias entre os valores aferidos experimentalmente e os teóricos, com diferença de 67%, erro este causado provavelmente pela extrapolação da curva de calibração analítica.</text:p>
                <text:p/>
                <text:p>O tempo médio definido foi 24,43 segundos, uma variância de 93,26 e desvio padrão de 9,657.</text:p>
                <text:p/>
                <text:p>O comportamento dos gráficos é similar ao ideal, com um único pulso que gradualmente decai ao longo do tempo</text:p>
              </draw:text-box>
            </draw:frame>
          </table:table-cell>
          <table:table-cell table:style-name="ce5" table:number-columns-repeated="5"/>
          <table:table-cell/>
        </table:table-row>
        <table:table-row table:style-name="ro1" table:number-rows-repeated="9">
          <table:table-cell table:style-name="ce5" table:number-columns-repeated="6"/>
          <table:table-cell/>
        </table:table-row>
        <table:table-row table:style-name="ro1">
          <table:table-cell table:style-name="ce5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5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1">00/00/0000</text:date>, <text:time style:data-style-name="N2" text:time-value="19:54:20.80727933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7:03:14.414977713</meta:creation-date>
    <meta:generator>LibreOffice/7.5.4.2$Linux_X86_64 LibreOffice_project/50$Build-2</meta:generator>
    <dc:date>2023-06-21T21:00:54.926976964</dc:date>
    <meta:editing-duration>PT7H25M9S</meta:editing-duration>
    <meta:editing-cycles>8</meta:editing-cycles>
    <meta:document-statistic meta:table-count="4" meta:cell-count="364" meta:object-count="1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125cm" svg:height="8.994cm" xlink:href=".." xlink:type="simple" chart:class="chart:scatter" chart:style-name="ch1">
        <chart:title svg:x="4.278cm" svg:y="0.315cm" chart:style-name="ch2">
          <text:p>C(t) x t</text:p>
        </chart:title>
        <chart:plot-area chart:style-name="ch3" table:cell-range-address="'CSTR - Com defeito'.A2:'CSTR - Com defeito'.A12 'CSTR - Com defeito'.C2:'CSTR - Com defeito'.C12" svg:x="0.202cm" svg:y="1.273cm" svg:width="9.721cm" svg:height="7.542cm">
          <chart:coordinate-region svg:x="0.929cm" svg:y="1.472cm" svg:width="8.715cm" svg:height="6.69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CSTR - Com defeito'.C2:'CSTR - Com defeito'.C12" chart:class="chart:scatter">
            <chart:domain table:cell-range-address="'CSTR - Com defeito'.A2:'CSTR - Com defeito'.A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STR - Com defeito'.A2:'CSTR - Com defeito'.A12</svg:desc>
                </draw:g>
              </table:table-cell>
              <table:table-cell office:value-type="float" office:value="0">
                <text:p>0</text:p>
                <draw:g>
                  <svg:desc>'CSTR - Com defeito'.C2:'CSTR - Com defeito'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7995757">
                <text:p>1.7995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.1206039">
                <text:p>1.1206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0.6789718">
                <text:p>0.67897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.390559">
                <text:p>0.3905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2072967">
                <text:p>0.20729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0.120172">
                <text:p>0.120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0.0660946">
                <text:p>0.06609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0.0060086">
                <text:p>0.00600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84cm" svg:height="9.032cm" xlink:href=".." xlink:type="simple" chart:class="chart:scatter" chart:style-name="ch1">
        <chart:title svg:x="3.88cm" svg:y="0.316cm" chart:style-name="ch2">
          <text:p>t * E(t) x t</text:p>
        </chart:title>
        <chart:plot-area chart:style-name="ch3" table:cell-range-address="'PFR - Limpo - Com defeito'.B2:'PFR - Limpo - Com defeito'.B18 'PFR - Limpo - Com defeito'.F2:'PFR - Limpo - Com defeito'.F18" svg:x="1.208cm" svg:y="1.275cm" svg:width="8.479cm" svg:height="6.596cm">
          <chart:coordinate-region svg:x="1.935cm" svg:y="1.474cm" svg:width="7.472cm" svg:height="5.75cm"/>
          <chart:axis chart:dimension="x" chart:name="primary-x" chart:style-name="ch4">
            <chart:title svg:x="5.165cm" svg:y="8.051cm" chart:style-name="ch5">
              <text:p>t(s)</text:p>
            </chart:title>
          </chart:axis>
          <chart:axis chart:dimension="y" chart:name="primary-y" chart:style-name="ch6">
            <chart:title svg:x="0.451cm" svg:y="4.961cm" chart:style-name="ch7">
              <text:p>t.E(t)</text:p>
            </chart:title>
            <chart:grid chart:style-name="ch8" chart:class="major"/>
          </chart:axis>
          <chart:series chart:style-name="ch9" chart:values-cell-range-address="'PFR - Limpo - Com defeito'.F2:'PFR - Limpo - Com defeito'.F18" chart:class="chart:scatter">
            <chart:domain table:cell-range-address="'PFR - Limpo - Com defeito'.B2:'PFR - Limpo - Com defeito'.B18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FR - Limpo - Com defeito'.B2:'PFR - Limpo - Com defeito'.B18</svg:desc>
                </draw:g>
              </table:table-cell>
              <table:table-cell office:value-type="float" office:value="0">
                <text:p>0</text:p>
                <draw:g>
                  <svg:desc>'PFR - Limpo - Com defeito'.F2:'PFR - Limpo - Com defeito'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92">
                <text:p>31.92</text:p>
              </table:table-cell>
              <table:table-cell office:value-type="float" office:value="0.180248522712934">
                <text:p>0.1802485227129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.17">
                <text:p>39.17</text:p>
              </table:table-cell>
              <table:table-cell office:value-type="float" office:value="1.88860888868297">
                <text:p>1.88860888868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17">
                <text:p>45.17</text:p>
              </table:table-cell>
              <table:table-cell office:value-type="float" office:value="1.31637384960568">
                <text:p>1.31637384960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.44">
                <text:p>51.44</text:p>
              </table:table-cell>
              <table:table-cell office:value-type="float" office:value="0.920178233123029">
                <text:p>0.9201782331230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59">
                <text:p>57.59</text:p>
              </table:table-cell>
              <table:table-cell office:value-type="float" office:value="0.739100052904837">
                <text:p>0.7391000529048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.29">
                <text:p>64.29</text:p>
              </table:table-cell>
              <table:table-cell office:value-type="float" office:value="0.543287850394322">
                <text:p>0.5432878503943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44">
                <text:p>70.44</text:p>
              </table:table-cell>
              <table:table-cell office:value-type="float" office:value="0.439490233123028">
                <text:p>0.439490233123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.63">
                <text:p>76.63</text:p>
              </table:table-cell>
              <table:table-cell office:value-type="float" office:value="0.248133540194532">
                <text:p>0.2481335401945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.61">
                <text:p>82.61</text:p>
              </table:table-cell>
              <table:table-cell office:value-type="float" office:value="0.287070184332282">
                <text:p>0.2870701843322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.22">
                <text:p>89.22</text:p>
              </table:table-cell>
              <table:table-cell office:value-type="float" office:value="0.236053158280757">
                <text:p>0.2360531582807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.25">
                <text:p>95.25</text:p>
              </table:table-cell>
              <table:table-cell office:value-type="float" office:value="0.206871406742902">
                <text:p>0.2068714067429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.9">
                <text:p>101.9</text:p>
              </table:table-cell>
              <table:table-cell office:value-type="float" office:value="0.169003721608833">
                <text:p>0.169003721608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9.19">
                <text:p>109.19</text:p>
              </table:table-cell>
              <table:table-cell office:value-type="float" office:value="0.137976663301788">
                <text:p>0.1379766633017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.54">
                <text:p>116.54</text:p>
              </table:table-cell>
              <table:table-cell office:value-type="float" office:value="0.105846290825447">
                <text:p>0.1058462908254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.72">
                <text:p>123.72</text:p>
              </table:table-cell>
              <table:table-cell office:value-type="float" office:value="0.0830542052050473">
                <text:p>0.0830542052050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8.31">
                <text:p>138.31</text:p>
              </table:table-cell>
              <table:table-cell office:value-type="float" office:value="0.0327700893533123">
                <text:p>0.032770089353312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99cm" svg:height="9.032cm" xlink:href=".." xlink:type="simple" chart:class="chart:scatter" chart:style-name="ch1">
        <chart:title svg:x="3.894cm" svg:y="0.316cm" chart:style-name="ch2">
          <text:p>E(t).(t-tm)²</text:p>
        </chart:title>
        <chart:plot-area chart:style-name="ch3" table:cell-range-address="'PFR - Limpo - Com defeito'.B2:'PFR - Limpo - Com defeito'.B18 'PFR - Limpo - Com defeito'.G2:'PFR - Limpo - Com defeito'.G18" svg:x="1.212cm" svg:y="1.275cm" svg:width="8.686cm" svg:height="6.596cm">
          <chart:coordinate-region svg:x="1.648cm" svg:y="1.474cm" svg:width="7.97cm" svg:height="5.75cm"/>
          <chart:axis chart:dimension="x" chart:name="primary-x" chart:style-name="ch4">
            <chart:title svg:x="5.273cm" svg:y="8.051cm" chart:style-name="ch5">
              <text:p>t(s)</text:p>
            </chart:title>
          </chart:axis>
          <chart:axis chart:dimension="y" chart:name="primary-y" chart:style-name="ch6">
            <chart:title svg:x="0.451cm" svg:y="5.12cm" chart:style-name="ch7">
              <text:p>sigma²</text:p>
            </chart:title>
            <chart:grid chart:style-name="ch8" chart:class="major"/>
          </chart:axis>
          <chart:series chart:style-name="ch9" chart:values-cell-range-address="'PFR - Limpo - Com defeito'.G2:'PFR - Limpo - Com defeito'.G18" chart:class="chart:scatter">
            <chart:domain table:cell-range-address="'PFR - Limpo - Com defeito'.B2:'PFR - Limpo - Com defeito'.B18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FR - Limpo - Com defeito'.B2:'PFR - Limpo - Com defeito'.B18</svg:desc>
                </draw:g>
              </table:table-cell>
              <table:table-cell office:value-type="float" office:value="0">
                <text:p>0</text:p>
                <draw:g>
                  <svg:desc>'PFR - Limpo - Com defeito'.G2:'PFR - Limpo - Com defeito'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92">
                <text:p>31.92</text:p>
              </table:table-cell>
              <table:table-cell office:value-type="float" office:value="2.00646477793441">
                <text:p>2.006464777934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.17">
                <text:p>39.17</text:p>
              </table:table-cell>
              <table:table-cell office:value-type="float" office:value="6.48790431608833">
                <text:p>6.487904316088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17">
                <text:p>45.17</text:p>
              </table:table-cell>
              <table:table-cell office:value-type="float" office:value="0.91391374637224">
                <text:p>0.91391374637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.44">
                <text:p>51.44</text:p>
              </table:table-cell>
              <table:table-cell office:value-type="float" office:value="0.00803009348462132">
                <text:p>0.00803009348462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59">
                <text:p>57.59</text:p>
              </table:table-cell>
              <table:table-cell office:value-type="float" office:value="0.596932059398002">
                <text:p>0.596932059398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.29">
                <text:p>64.29</text:p>
              </table:table-cell>
              <table:table-cell office:value-type="float" office:value="1.54468507526393">
                <text:p>1.544685075263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44">
                <text:p>70.44</text:p>
              </table:table-cell>
              <table:table-cell office:value-type="float" office:value="2.41400741990878">
                <text:p>2.414007419908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.63">
                <text:p>76.63</text:p>
              </table:table-cell>
              <table:table-cell office:value-type="float" office:value="2.16542769693691">
                <text:p>2.165427696936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.61">
                <text:p>82.61</text:p>
              </table:table-cell>
              <table:table-cell office:value-type="float" office:value="3.52291029010305">
                <text:p>3.52291029010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.22">
                <text:p>89.22</text:p>
              </table:table-cell>
              <table:table-cell office:value-type="float" office:value="3.91147253233767">
                <text:p>3.911472532337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.25">
                <text:p>95.25</text:p>
              </table:table-cell>
              <table:table-cell office:value-type="float" office:value="4.29699690128286">
                <text:p>4.29699690128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.9">
                <text:p>101.9</text:p>
              </table:table-cell>
              <table:table-cell office:value-type="float" office:value="4.33584421409227">
                <text:p>4.335844214092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9.19">
                <text:p>109.19</text:p>
              </table:table-cell>
              <table:table-cell office:value-type="float" office:value="4.31266652135436">
                <text:p>4.312666521354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.54">
                <text:p>116.54</text:p>
              </table:table-cell>
              <table:table-cell office:value-type="float" office:value="3.92876736498173">
                <text:p>3.928767364981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.72">
                <text:p>123.72</text:p>
              </table:table-cell>
              <table:table-cell office:value-type="float" office:value="3.57250057771753">
                <text:p>3.57250057771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8.31">
                <text:p>138.31</text:p>
              </table:table-cell>
              <table:table-cell office:value-type="float" office:value="1.81567088185173">
                <text:p>1.8156708818517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69cm" svg:height="9.032cm" xlink:href=".." xlink:type="simple" chart:class="chart:scatter" chart:style-name="ch1">
        <chart:title svg:x="4.054cm" svg:y="0.316cm" chart:style-name="ch2">
          <text:p>E(t)*t x t</text:p>
        </chart:title>
        <chart:plot-area chart:style-name="ch3" table:cell-range-address="'CSTR - Com defeito'.A2:'CSTR - Com defeito'.A12 'CSTR - Com defeito'.E2:'CSTR - Com defeito'.E12" svg:x="0.199cm" svg:y="1.275cm" svg:width="9.571cm" svg:height="7.577cm">
          <chart:coordinate-region svg:x="0.926cm" svg:y="1.475cm" svg:width="8.564cm" svg:height="6.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STR - Com defeito'.E2:'CSTR - Com defeito'.E12" chart:class="chart:scatter">
            <chart:domain table:cell-range-address="'CSTR - Com defeito'.A2:'CSTR - Com defeito'.A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STR - Com defeito'.A2:'CSTR - Com defeito'.A12</svg:desc>
                </draw:g>
              </table:table-cell>
              <table:table-cell office:value-type="float" office:value="0">
                <text:p>0</text:p>
                <draw:g>
                  <svg:desc>'CSTR - Com defeito'.E2:'CSTR - Com defeito'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411613838060384">
                <text:p>0.4116138380603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51262758462946">
                <text:p>0.512627584629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0.465900137236963">
                <text:p>0.4659001372369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.357327538883806">
                <text:p>0.357327538883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237073078682525">
                <text:p>0.237073078682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0.164920402561757">
                <text:p>0.164920402561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0.105823924977127">
                <text:p>0.1058239249771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0.0109946935041171">
                <text:p>0.0109946935041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87cm" svg:height="8.994cm" xlink:href=".." xlink:type="simple" chart:class="chart:scatter" chart:style-name="ch1">
        <chart:title svg:x="4.164cm" svg:y="0.315cm" chart:style-name="ch2">
          <text:p>E(t) x t</text:p>
        </chart:title>
        <chart:plot-area chart:style-name="ch3" table:cell-range-address="'CSTR - Com defeito'.A2:'CSTR - Com defeito'.A12 'CSTR - Com defeito'.D2:'CSTR - Com defeito'.D12" svg:x="0.197cm" svg:y="1.273cm" svg:width="9.476cm" svg:height="7.542cm">
          <chart:coordinate-region svg:x="1.295cm" svg:y="1.472cm" svg:width="8.098cm" svg:height="6.6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STR - Com defeito'.D2:'CSTR - Com defeito'.D12" chart:class="chart:scatter">
            <chart:domain table:cell-range-address="'CSTR - Com defeito'.A2:'CSTR - Com defeito'.A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STR - Com defeito'.A2:'CSTR - Com defeito'.A12</svg:desc>
                </draw:g>
              </table:table-cell>
              <table:table-cell office:value-type="float" office:value="0">
                <text:p>0</text:p>
                <draw:g>
                  <svg:desc>'CSTR - Com defeito'.D2:'CSTR - Com defeito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205806919030192">
                <text:p>0.0205806919030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128156896157365">
                <text:p>0.0128156896157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0.00776500228728271">
                <text:p>0.00776500228728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.00446659423604758">
                <text:p>0.00446659423604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00237073078682525">
                <text:p>0.00237073078682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0.00137433668801464">
                <text:p>0.00137433668801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0.000755885178408051">
                <text:p>0.0007558851784080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0.0000687168344007319">
                <text:p>0.00006871683440073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97cm" svg:height="9cm" xlink:href=".." xlink:type="simple" chart:class="chart:scatter" chart:style-name="ch1">
        <chart:title svg:x="3.629cm" svg:y="0.316cm" chart:style-name="ch2">
          <text:p>E(t)*(t-tm) x t</text:p>
        </chart:title>
        <chart:plot-area chart:style-name="ch3" table:cell-range-address="'CSTR - Com defeito'.A2:'CSTR - Com defeito'.A12 'CSTR - Com defeito'.F2:'CSTR - Com defeito'.F12" svg:x="0.201cm" svg:y="1.275cm" svg:width="9.695cm" svg:height="7.545cm">
          <chart:coordinate-region svg:x="0.822cm" svg:y="1.474cm" svg:width="8.794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STR - Com defeito'.F2:'CSTR - Com defeito'.F12" chart:class="chart:scatter">
            <chart:domain table:cell-range-address="'CSTR - Com defeito'.A2:'CSTR - Com defeito'.A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STR - Com defeito'.A2:'CSTR - Com defeito'.A12</svg:desc>
                </draw:g>
              </table:table-cell>
              <table:table-cell office:value-type="float" office:value="0">
                <text:p>0</text:p>
                <draw:g>
                  <svg:desc>'CSTR - Com defeito'.F2:'CSTR - Com defeito'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.8732248434077">
                <text:p>12.8732248434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321675090923948">
                <text:p>0.3216750909239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.74479679045265">
                <text:p>1.744796790452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5.46845176985247">
                <text:p>5.46845176985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7.16885306335396">
                <text:p>7.168853063353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7.72858250248399">
                <text:p>7.72858250248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6.82042762888221">
                <text:p>6.82042762888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0.908622093102242">
                <text:p>0.9086220931022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617cm" svg:height="9.003cm" xlink:href=".." xlink:type="simple" chart:class="chart:scatter" chart:style-name="ch1">
        <chart:title svg:x="4.524cm" svg:y="0.316cm" chart:style-name="ch2">
          <text:p>C(t) x t</text:p>
        </chart:title>
        <chart:plot-area chart:style-name="ch3" table:cell-range-address="'PFR - Limpo - Sem defeito'.B2:'PFR - Limpo - Sem defeito'.B16 'PFR - Limpo - Sem defeito'.D2:'PFR - Limpo - Sem defeito'.D16" svg:x="1.223cm" svg:y="1.275cm" svg:width="9.182cm" svg:height="6.567cm">
          <chart:coordinate-region svg:x="1.659cm" svg:y="1.475cm" svg:width="8.559cm" svg:height="5.72cm"/>
          <chart:axis chart:dimension="x" chart:name="primary-x" chart:style-name="ch4">
            <chart:title svg:x="5.082cm" svg:y="8.022cm" chart:style-name="ch5">
              <text:p>tempo (s)</text:p>
            </chart:title>
          </chart:axis>
          <chart:axis chart:dimension="y" chart:name="primary-y" chart:style-name="ch6">
            <chart:title svg:x="0.451cm" svg:y="5.158cm" chart:style-name="ch7">
              <text:p>C(ppm)</text:p>
            </chart:title>
            <chart:grid chart:style-name="ch8" chart:class="major"/>
          </chart:axis>
          <chart:series chart:style-name="ch9" chart:values-cell-range-address="'PFR - Limpo - Sem defeito'.D2:'PFR - Limpo - Sem defeito'.D16" chart:class="chart:scatter">
            <chart:domain table:cell-range-address="'PFR - Limpo - Sem defeito'.B2:'PFR - Limpo - Sem defeito'.B16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FR - Limpo - Sem defeito'.B2:'PFR - Limpo - Sem defeito'.B16</svg:desc>
                </draw:g>
              </table:table-cell>
              <table:table-cell office:value-type="float" office:value="0">
                <text:p>0</text:p>
                <draw:g>
                  <svg:desc>'PFR - Limpo - Sem defeito'.D2:'PFR - Limpo - Sem defeito'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49">
                <text:p>18.49</text:p>
              </table:table-cell>
              <table:table-cell office:value-type="float" office:value="1.8266144">
                <text:p>1.82661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65">
                <text:p>21.65</text:p>
              </table:table-cell>
              <table:table-cell office:value-type="float" office:value="7.3545264">
                <text:p>7.3545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18">
                <text:p>25.18</text:p>
              </table:table-cell>
              <table:table-cell office:value-type="float" office:value="5.377697">
                <text:p>5.3776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48">
                <text:p>28.48</text:p>
              </table:table-cell>
              <table:table-cell office:value-type="float" office:value="1.8867004">
                <text:p>1.8867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01">
                <text:p>32.01</text:p>
              </table:table-cell>
              <table:table-cell office:value-type="float" office:value="0.7450664">
                <text:p>0.74506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37">
                <text:p>34.37</text:p>
              </table:table-cell>
              <table:table-cell office:value-type="float" office:value="0.4866966">
                <text:p>0.4866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14">
                <text:p>37.14</text:p>
              </table:table-cell>
              <table:table-cell office:value-type="float" office:value="0.3665246">
                <text:p>0.36652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81">
                <text:p>40.81</text:p>
              </table:table-cell>
              <table:table-cell office:value-type="float" office:value="0.3124472">
                <text:p>0.31244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.83">
                <text:p>43.83</text:p>
              </table:table-cell>
              <table:table-cell office:value-type="float" office:value="0.2643784">
                <text:p>0.26437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83">
                <text:p>46.83</text:p>
              </table:table-cell>
              <table:table-cell office:value-type="float" office:value="0.2283268">
                <text:p>0.22832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34">
                <text:p>50.34</text:p>
              </table:table-cell>
              <table:table-cell office:value-type="float" office:value="0.1862666">
                <text:p>0.1862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78">
                <text:p>53.78</text:p>
              </table:table-cell>
              <table:table-cell office:value-type="float" office:value="0.150215">
                <text:p>0.1502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79">
                <text:p>57.79</text:p>
              </table:table-cell>
              <table:table-cell office:value-type="float" office:value="0.120172">
                <text:p>0.120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.64">
                <text:p>61.64</text:p>
              </table:table-cell>
              <table:table-cell office:value-type="float" office:value="0.0841204">
                <text:p>0.08412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96cm" svg:height="9cm" xlink:href=".." xlink:type="simple" chart:class="chart:scatter" chart:style-name="ch1">
        <chart:title svg:x="4.527cm" svg:y="0.316cm" chart:style-name="ch2">
          <text:p>E(t) x t</text:p>
        </chart:title>
        <chart:plot-area chart:style-name="ch3" table:cell-range-address="'PFR - Limpo - Sem defeito'.B2:'PFR - Limpo - Sem defeito'.B16 'PFR - Limpo - Sem defeito'.E2:'PFR - Limpo - Sem defeito'.E16" svg:x="1.222cm" svg:y="1.275cm" svg:width="9.163cm" svg:height="6.564cm">
          <chart:coordinate-region svg:x="2.134cm" svg:y="1.474cm" svg:width="8.064cm" svg:height="5.718cm"/>
          <chart:axis chart:dimension="x" chart:name="primary-x" chart:style-name="ch4">
            <chart:title svg:x="5.071cm" svg:y="8.019cm" chart:style-name="ch5">
              <text:p>tempo (s)</text:p>
            </chart:title>
          </chart:axis>
          <chart:axis chart:dimension="y" chart:name="primary-y" chart:style-name="ch6">
            <chart:title svg:x="0.451cm" svg:y="4.866cm" chart:style-name="ch7">
              <text:p>E(t)</text:p>
            </chart:title>
            <chart:grid chart:style-name="ch8" chart:class="major"/>
          </chart:axis>
          <chart:series chart:style-name="ch9" chart:values-cell-range-address="'PFR - Limpo - Sem defeito'.E2:'PFR - Limpo - Sem defeito'.E16" chart:class="chart:scatter">
            <chart:domain table:cell-range-address="'PFR - Limpo - Sem defeito'.B2:'PFR - Limpo - Sem defeito'.B16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FR - Limpo - Sem defeito'.B2:'PFR - Limpo - Sem defeito'.B16</svg:desc>
                </draw:g>
              </table:table-cell>
              <table:table-cell office:value-type="float" office:value="0">
                <text:p>0</text:p>
                <draw:g>
                  <svg:desc>'PFR - Limpo - Sem defeito'.E2:'PFR - Limpo - Sem defeito'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49">
                <text:p>18.49</text:p>
              </table:table-cell>
              <table:table-cell office:value-type="float" office:value="0.0234301487942535">
                <text:p>0.0234301487942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65">
                <text:p>21.65</text:p>
              </table:table-cell>
              <table:table-cell office:value-type="float" office:value="0.0943371780400205">
                <text:p>0.0943371780400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18">
                <text:p>25.18</text:p>
              </table:table-cell>
              <table:table-cell office:value-type="float" office:value="0.0689802077988712">
                <text:p>0.06898020779887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48">
                <text:p>28.48</text:p>
              </table:table-cell>
              <table:table-cell office:value-type="float" office:value="0.0242008773730118">
                <text:p>0.0242008773730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01">
                <text:p>32.01</text:p>
              </table:table-cell>
              <table:table-cell office:value-type="float" office:value="0.00955703437660339">
                <text:p>0.00955703437660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37">
                <text:p>34.37</text:p>
              </table:table-cell>
              <table:table-cell office:value-type="float" office:value="0.00624290148794254">
                <text:p>0.006242901487942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14">
                <text:p>37.14</text:p>
              </table:table-cell>
              <table:table-cell office:value-type="float" office:value="0.00470144433042586">
                <text:p>0.004701444330425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81">
                <text:p>40.81</text:p>
              </table:table-cell>
              <table:table-cell office:value-type="float" office:value="0.00400778860954336">
                <text:p>0.004007788609543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.83">
                <text:p>43.83</text:p>
              </table:table-cell>
              <table:table-cell office:value-type="float" office:value="0.00339120574653669">
                <text:p>0.003391205746536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83">
                <text:p>46.83</text:p>
              </table:table-cell>
              <table:table-cell office:value-type="float" office:value="0.00292876859928168">
                <text:p>0.002928768599281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34">
                <text:p>50.34</text:p>
              </table:table-cell>
              <table:table-cell office:value-type="float" office:value="0.00238925859415085">
                <text:p>0.002389258594150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78">
                <text:p>53.78</text:p>
              </table:table-cell>
              <table:table-cell office:value-type="float" office:value="0.00192682144689584">
                <text:p>0.001926821446895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79">
                <text:p>57.79</text:p>
              </table:table-cell>
              <table:table-cell office:value-type="float" office:value="0.00154145715751668">
                <text:p>0.001541457157516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.64">
                <text:p>61.64</text:p>
              </table:table-cell>
              <table:table-cell office:value-type="float" office:value="0.00107902001026167">
                <text:p>0.001079020010261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04cm" svg:height="8.997cm" xlink:href=".." xlink:type="simple" chart:class="chart:scatter" chart:style-name="ch1">
        <chart:title svg:x="4.299cm" svg:y="0.315cm" chart:style-name="ch2">
          <text:p>t.E(t) x t</text:p>
        </chart:title>
        <chart:plot-area chart:style-name="ch3" table:cell-range-address="'PFR - Limpo - Sem defeito'.B2:'PFR - Limpo - Sem defeito'.B16 'PFR - Limpo - Sem defeito'.F2:'PFR - Limpo - Sem defeito'.F16" svg:x="1.219cm" svg:y="1.273cm" svg:width="8.977cm" svg:height="6.564cm">
          <chart:coordinate-region svg:x="1.946cm" svg:y="1.472cm" svg:width="8.063cm" svg:height="5.718cm"/>
          <chart:axis chart:dimension="x" chart:name="primary-x" chart:style-name="ch4">
            <chart:title svg:x="4.975cm" svg:y="8.016cm" chart:style-name="ch5">
              <text:p>tempo (s)</text:p>
            </chart:title>
          </chart:axis>
          <chart:axis chart:dimension="y" chart:name="primary-y" chart:style-name="ch6">
            <chart:title svg:x="0.451cm" svg:y="4.943cm" chart:style-name="ch7">
              <text:p>t.E(t)</text:p>
            </chart:title>
            <chart:grid chart:style-name="ch8" chart:class="major"/>
          </chart:axis>
          <chart:series chart:style-name="ch9" chart:values-cell-range-address="'PFR - Limpo - Sem defeito'.F2:'PFR - Limpo - Sem defeito'.F16" chart:class="chart:scatter">
            <chart:domain table:cell-range-address="'PFR - Limpo - Sem defeito'.B2:'PFR - Limpo - Sem defeito'.B16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FR - Limpo - Sem defeito'.B2:'PFR - Limpo - Sem defeito'.B16</svg:desc>
                </draw:g>
              </table:table-cell>
              <table:table-cell office:value-type="float" office:value="0">
                <text:p>0</text:p>
                <draw:g>
                  <svg:desc>'PFR - Limpo - Sem defeito'.F2:'PFR - Limpo - Sem defeito'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49">
                <text:p>18.49</text:p>
              </table:table-cell>
              <table:table-cell office:value-type="float" office:value="0.433223451205747">
                <text:p>0.433223451205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65">
                <text:p>21.65</text:p>
              </table:table-cell>
              <table:table-cell office:value-type="float" office:value="2.04239990456644">
                <text:p>2.04239990456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18">
                <text:p>25.18</text:p>
              </table:table-cell>
              <table:table-cell office:value-type="float" office:value="1.73692163237558">
                <text:p>1.73692163237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48">
                <text:p>28.48</text:p>
              </table:table-cell>
              <table:table-cell office:value-type="float" office:value="0.689240987583376">
                <text:p>0.689240987583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01">
                <text:p>32.01</text:p>
              </table:table-cell>
              <table:table-cell office:value-type="float" office:value="0.305920670395074">
                <text:p>0.305920670395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37">
                <text:p>34.37</text:p>
              </table:table-cell>
              <table:table-cell office:value-type="float" office:value="0.214568524140585">
                <text:p>0.214568524140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14">
                <text:p>37.14</text:p>
              </table:table-cell>
              <table:table-cell office:value-type="float" office:value="0.174611642432016">
                <text:p>0.174611642432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81">
                <text:p>40.81</text:p>
              </table:table-cell>
              <table:table-cell office:value-type="float" office:value="0.163557853155464">
                <text:p>0.1635578531554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.83">
                <text:p>43.83</text:p>
              </table:table-cell>
              <table:table-cell office:value-type="float" office:value="0.148636547870703">
                <text:p>0.1486365478707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83">
                <text:p>46.83</text:p>
              </table:table-cell>
              <table:table-cell office:value-type="float" office:value="0.137154233504361">
                <text:p>0.1371542335043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34">
                <text:p>50.34</text:p>
              </table:table-cell>
              <table:table-cell office:value-type="float" office:value="0.120275277629554">
                <text:p>0.1202752776295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78">
                <text:p>53.78</text:p>
              </table:table-cell>
              <table:table-cell office:value-type="float" office:value="0.103624457414059">
                <text:p>0.1036244574140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79">
                <text:p>57.79</text:p>
              </table:table-cell>
              <table:table-cell office:value-type="float" office:value="0.0890808091328887">
                <text:p>0.08908080913288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.64">
                <text:p>61.64</text:p>
              </table:table-cell>
              <table:table-cell office:value-type="float" office:value="0.0665107934325295">
                <text:p>0.06651079343252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65cm" svg:height="8.997cm" xlink:href=".." xlink:type="simple" chart:class="chart:scatter" chart:style-name="ch1">
        <chart:title svg:x="3.927cm" svg:y="0.315cm" chart:style-name="ch2">
          <text:p>E(t).(t-tm)²</text:p>
        </chart:title>
        <chart:plot-area chart:style-name="ch3" table:cell-range-address="'PFR - Limpo - Sem defeito'.B2:'PFR - Limpo - Sem defeito'.B16 'PFR - Limpo - Sem defeito'.G2:'PFR - Limpo - Sem defeito'.G16" svg:x="1.214cm" svg:y="1.273cm" svg:width="8.748cm" svg:height="6.564cm">
          <chart:coordinate-region svg:x="1.941cm" svg:y="1.472cm" svg:width="7.834cm" svg:height="5.718cm"/>
          <chart:axis chart:dimension="x" chart:name="primary-x" chart:style-name="ch4">
            <chart:title svg:x="4.896cm" svg:y="8.016cm" chart:style-name="ch5">
              <text:p>tempo(s)</text:p>
            </chart:title>
          </chart:axis>
          <chart:axis chart:dimension="y" chart:name="primary-y" chart:style-name="ch6">
            <chart:title svg:x="0.451cm" svg:y="5.102cm" chart:style-name="ch7">
              <text:p>sigma²</text:p>
            </chart:title>
            <chart:grid chart:style-name="ch8" chart:class="major"/>
          </chart:axis>
          <chart:series chart:style-name="ch9" chart:values-cell-range-address="'PFR - Limpo - Sem defeito'.G2:'PFR - Limpo - Sem defeito'.G16" chart:class="chart:scatter">
            <chart:domain table:cell-range-address="'PFR - Limpo - Sem defeito'.B2:'PFR - Limpo - Sem defeito'.B16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FR - Limpo - Sem defeito'.B2:'PFR - Limpo - Sem defeito'.B16</svg:desc>
                </draw:g>
              </table:table-cell>
              <table:table-cell office:value-type="float" office:value="0">
                <text:p>0</text:p>
                <draw:g>
                  <svg:desc>'PFR - Limpo - Sem defeito'.G2:'PFR - Limpo - Sem defeito'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49">
                <text:p>18.49</text:p>
              </table:table-cell>
              <table:table-cell office:value-type="float" office:value="0.826699997996922">
                <text:p>0.8266999979969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65">
                <text:p>21.65</text:p>
              </table:table-cell>
              <table:table-cell office:value-type="float" office:value="0.729075446764495">
                <text:p>0.729075446764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18">
                <text:p>25.18</text:p>
              </table:table-cell>
              <table:table-cell office:value-type="float" office:value="0.0388013668868651">
                <text:p>0.0388013668868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48">
                <text:p>28.48</text:p>
              </table:table-cell>
              <table:table-cell office:value-type="float" office:value="0.396954891110826">
                <text:p>0.3969548911108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01">
                <text:p>32.01</text:p>
              </table:table-cell>
              <table:table-cell office:value-type="float" office:value="0.549112789955875">
                <text:p>0.549112789955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37">
                <text:p>34.37</text:p>
              </table:table-cell>
              <table:table-cell office:value-type="float" office:value="0.616821141454079">
                <text:p>0.6168211414540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14">
                <text:p>37.14</text:p>
              </table:table-cell>
              <table:table-cell office:value-type="float" office:value="0.759490593058748">
                <text:p>0.759490593058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81">
                <text:p>40.81</text:p>
              </table:table-cell>
              <table:table-cell office:value-type="float" office:value="1.07530731821036">
                <text:p>1.075307318210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.83">
                <text:p>43.83</text:p>
              </table:table-cell>
              <table:table-cell office:value-type="float" office:value="1.27631419476655">
                <text:p>1.276314194766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83">
                <text:p>46.83</text:p>
              </table:table-cell>
              <table:table-cell office:value-type="float" office:value="1.46953893237558">
                <text:p>1.469538932375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34">
                <text:p>50.34</text:p>
              </table:table-cell>
              <table:table-cell office:value-type="float" office:value="1.60397643241996">
                <text:p>1.603976432419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78">
                <text:p>53.78</text:p>
              </table:table-cell>
              <table:table-cell office:value-type="float" office:value="1.65980734783864">
                <text:p>1.659807347838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79">
                <text:p>57.79</text:p>
              </table:table-cell>
              <table:table-cell office:value-type="float" office:value="1.71547163944587">
                <text:p>1.715471639445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.64">
                <text:p>61.64</text:p>
              </table:table-cell>
              <table:table-cell office:value-type="float" office:value="1.49399394979015">
                <text:p>1.493993949790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53cm" svg:height="8.991cm" xlink:href=".." xlink:type="simple" chart:class="chart:scatter" chart:style-name="ch1">
        <chart:title svg:x="4.326cm" svg:y="0.315cm" chart:style-name="ch2">
          <text:p> C(t) x t</text:p>
        </chart:title>
        <chart:plot-area chart:style-name="ch3" table:cell-range-address="'PFR - Limpo - Com defeito'.B2:'PFR - Limpo - Com defeito'.B18 'PFR - Limpo - Com defeito'.D2:'PFR - Limpo - Com defeito'.D18" svg:x="1.218cm" svg:y="1.273cm" svg:width="8.928cm" svg:height="6.558cm">
          <chart:coordinate-region svg:x="1.654cm" svg:y="1.472cm" svg:width="8.212cm" svg:height="5.712cm"/>
          <chart:axis chart:dimension="x" chart:name="primary-x" chart:style-name="ch4">
            <chart:title svg:x="4.95cm" svg:y="8.01cm" chart:style-name="ch5">
              <text:p>tempo (s)</text:p>
            </chart:title>
          </chart:axis>
          <chart:axis chart:dimension="y" chart:name="primary-y" chart:style-name="ch6">
            <chart:title svg:x="0.451cm" svg:y="5.191cm" chart:style-name="ch7">
              <text:p>C (ppm)</text:p>
            </chart:title>
            <chart:grid chart:style-name="ch8" chart:class="major"/>
          </chart:axis>
          <chart:series chart:style-name="ch9" chart:values-cell-range-address="'PFR - Limpo - Com defeito'.D2:'PFR - Limpo - Com defeito'.D18" chart:class="chart:scatter">
            <chart:domain table:cell-range-address="'PFR - Limpo - Com defeito'.B2:'PFR - Limpo - Com defeito'.B18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FR - Limpo - Com defeito'.B2:'PFR - Limpo - Com defeito'.B18</svg:desc>
                </draw:g>
              </table:table-cell>
              <table:table-cell office:value-type="float" office:value="0">
                <text:p>0</text:p>
                <draw:g>
                  <svg:desc>'PFR - Limpo - Com defeito'.D2:'PFR - Limpo - Com defeito'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92">
                <text:p>31.92</text:p>
              </table:table-cell>
              <table:table-cell office:value-type="float" office:value="0.8592298">
                <text:p>0.85922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.17">
                <text:p>39.17</text:p>
              </table:table-cell>
              <table:table-cell office:value-type="float" office:value="7.3365006">
                <text:p>7.3365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17">
                <text:p>45.17</text:p>
              </table:table-cell>
              <table:table-cell office:value-type="float" office:value="4.4343468">
                <text:p>4.43434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.44">
                <text:p>51.44</text:p>
              </table:table-cell>
              <table:table-cell office:value-type="float" office:value="2.7218958">
                <text:p>2.72189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59">
                <text:p>57.59</text:p>
              </table:table-cell>
              <table:table-cell office:value-type="float" office:value="1.952795">
                <text:p>1.9527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.29">
                <text:p>64.29</text:p>
              </table:table-cell>
              <table:table-cell office:value-type="float" office:value="1.2858404">
                <text:p>1.28584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44">
                <text:p>70.44</text:p>
              </table:table-cell>
              <table:table-cell office:value-type="float" office:value="0.9493588">
                <text:p>0.94935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.63">
                <text:p>76.63</text:p>
              </table:table-cell>
              <table:table-cell office:value-type="float" office:value="0.4927052">
                <text:p>0.4927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.61">
                <text:p>82.61</text:p>
              </table:table-cell>
              <table:table-cell office:value-type="float" office:value="0.5287568">
                <text:p>0.52875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.22">
                <text:p>89.22</text:p>
              </table:table-cell>
              <table:table-cell office:value-type="float" office:value="0.4025762">
                <text:p>0.40257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.25">
                <text:p>95.25</text:p>
              </table:table-cell>
              <table:table-cell office:value-type="float" office:value="0.330473">
                <text:p>0.3304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.9">
                <text:p>101.9</text:p>
              </table:table-cell>
              <table:table-cell office:value-type="float" office:value="0.2523612">
                <text:p>0.25236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9.19">
                <text:p>109.19</text:p>
              </table:table-cell>
              <table:table-cell office:value-type="float" office:value="0.1922752">
                <text:p>0.19227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.54">
                <text:p>116.54</text:p>
              </table:table-cell>
              <table:table-cell office:value-type="float" office:value="0.1381978">
                <text:p>0.13819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.72">
                <text:p>123.72</text:p>
              </table:table-cell>
              <table:table-cell office:value-type="float" office:value="0.1021462">
                <text:p>0.10214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8.31">
                <text:p>138.31</text:p>
              </table:table-cell>
              <table:table-cell office:value-type="float" office:value="0.0360516">
                <text:p>0.03605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82cm" svg:height="8.991cm" xlink:href=".." xlink:type="simple" chart:class="chart:scatter" chart:style-name="ch1">
        <chart:title svg:x="4.47cm" svg:y="0.315cm" chart:style-name="ch2">
          <text:p>E(t) x t</text:p>
        </chart:title>
        <chart:plot-area chart:style-name="ch3" table:cell-range-address="'PFR - Limpo - Com defeito'.B2:'PFR - Limpo - Com defeito'.B18 'PFR - Limpo - Com defeito'.E2:'PFR - Limpo - Com defeito'.E18" svg:x="1.22cm" svg:y="1.273cm" svg:width="9.053cm" svg:height="6.558cm">
          <chart:coordinate-region svg:x="2.132cm" svg:y="1.472cm" svg:width="7.861cm" svg:height="5.712cm"/>
          <chart:axis chart:dimension="x" chart:name="primary-x" chart:style-name="ch4">
            <chart:title svg:x="5.054cm" svg:y="8.01cm" chart:style-name="ch5">
              <text:p>tempo(s)</text:p>
            </chart:title>
          </chart:axis>
          <chart:axis chart:dimension="y" chart:name="primary-y" chart:style-name="ch6">
            <chart:title svg:x="0.451cm" svg:y="4.861cm" chart:style-name="ch7">
              <text:p>E(t)</text:p>
            </chart:title>
            <chart:grid chart:style-name="ch8" chart:class="major"/>
          </chart:axis>
          <chart:series chart:style-name="ch9" chart:values-cell-range-address="'PFR - Limpo - Com defeito'.E2:'PFR - Limpo - Com defeito'.E18" chart:class="chart:scatter">
            <chart:domain table:cell-range-address="'PFR - Limpo - Com defeito'.B2:'PFR - Limpo - Com defeito'.B18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FR - Limpo - Com defeito'.B2:'PFR - Limpo - Com defeito'.B18</svg:desc>
                </draw:g>
              </table:table-cell>
              <table:table-cell office:value-type="float" office:value="0">
                <text:p>0</text:p>
                <draw:g>
                  <svg:desc>'PFR - Limpo - Com defeito'.E2:'PFR - Limpo - Com defeito'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92">
                <text:p>31.92</text:p>
              </table:table-cell>
              <table:table-cell office:value-type="float" office:value="0.00564688354363828">
                <text:p>0.00564688354363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.17">
                <text:p>39.17</text:p>
              </table:table-cell>
              <table:table-cell office:value-type="float" office:value="0.0482156979495268">
                <text:p>0.0482156979495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17">
                <text:p>45.17</text:p>
              </table:table-cell>
              <table:table-cell office:value-type="float" office:value="0.0291426577287066">
                <text:p>0.0291426577287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.44">
                <text:p>51.44</text:p>
              </table:table-cell>
              <table:table-cell office:value-type="float" office:value="0.0178883793375394">
                <text:p>0.01788837933753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59">
                <text:p>57.59</text:p>
              </table:table-cell>
              <table:table-cell office:value-type="float" office:value="0.0128338262355415">
                <text:p>0.01283382623554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.29">
                <text:p>64.29</text:p>
              </table:table-cell>
              <table:table-cell office:value-type="float" office:value="0.00845058096740274">
                <text:p>0.00845058096740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44">
                <text:p>70.44</text:p>
              </table:table-cell>
              <table:table-cell office:value-type="float" office:value="0.00623921398527865">
                <text:p>0.006239213985278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.63">
                <text:p>76.63</text:p>
              </table:table-cell>
              <table:table-cell office:value-type="float" office:value="0.0032380730809674">
                <text:p>0.00323807308096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.61">
                <text:p>82.61</text:p>
              </table:table-cell>
              <table:table-cell office:value-type="float" office:value="0.00347500525762355">
                <text:p>0.00347500525762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.22">
                <text:p>89.22</text:p>
              </table:table-cell>
              <table:table-cell office:value-type="float" office:value="0.00264574263932702">
                <text:p>0.002645742639327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.25">
                <text:p>95.25</text:p>
              </table:table-cell>
              <table:table-cell office:value-type="float" office:value="0.00217187828601472">
                <text:p>0.002171878286014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.9">
                <text:p>101.9</text:p>
              </table:table-cell>
              <table:table-cell office:value-type="float" office:value="0.00165852523659306">
                <text:p>0.00165852523659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9.19">
                <text:p>109.19</text:p>
              </table:table-cell>
              <table:table-cell office:value-type="float" office:value="0.00126363827549947">
                <text:p>0.001263638275499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.54">
                <text:p>116.54</text:p>
              </table:table-cell>
              <table:table-cell office:value-type="float" office:value="0.000908240010515247">
                <text:p>0.0009082400105152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.72">
                <text:p>123.72</text:p>
              </table:table-cell>
              <table:table-cell office:value-type="float" office:value="0.000671307833859096">
                <text:p>0.0006713078338590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8.31">
                <text:p>138.31</text:p>
              </table:table-cell>
              <table:table-cell office:value-type="float" office:value="0.000236932176656151">
                <text:p>0.00023693217665615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